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a562b" officeooo:paragraph-rsid="001a562b"/>
    </style:style>
    <style:style style:name="P2" style:family="paragraph" style:parent-style-name="Text_20_body">
      <style:text-properties officeooo:rsid="001a562b" officeooo:paragraph-rsid="00cc4470"/>
    </style:style>
    <style:style style:name="P3" style:family="paragraph" style:parent-style-name="Text_20_body">
      <style:text-properties officeooo:rsid="001c0124" officeooo:paragraph-rsid="001c0124"/>
    </style:style>
    <style:style style:name="P4" style:family="paragraph" style:parent-style-name="Text_20_body">
      <style:text-properties officeooo:rsid="002db4e8" officeooo:paragraph-rsid="002db4e8"/>
    </style:style>
    <style:style style:name="P5" style:family="paragraph" style:parent-style-name="Text_20_body">
      <style:text-properties officeooo:rsid="002db4e8" officeooo:paragraph-rsid="007448b8"/>
    </style:style>
    <style:style style:name="P6" style:family="paragraph" style:parent-style-name="Text_20_body">
      <style:text-properties style:font-name="Courier New" officeooo:rsid="002db4e8" officeooo:paragraph-rsid="002db4e8"/>
    </style:style>
    <style:style style:name="P7" style:family="paragraph" style:parent-style-name="Text_20_body">
      <style:text-properties style:font-name="Courier New" officeooo:rsid="00715317" officeooo:paragraph-rsid="00715317"/>
    </style:style>
    <style:style style:name="P8" style:family="paragraph" style:parent-style-name="Text_20_body">
      <style:text-properties officeooo:rsid="002f9569" officeooo:paragraph-rsid="002f9569"/>
    </style:style>
    <style:style style:name="P9" style:family="paragraph" style:parent-style-name="Text_20_body">
      <style:text-properties officeooo:rsid="0041270a" officeooo:paragraph-rsid="0041270a"/>
    </style:style>
    <style:style style:name="P10" style:family="paragraph" style:parent-style-name="Text_20_body">
      <style:text-properties officeooo:rsid="00490c6a" officeooo:paragraph-rsid="00490c6a"/>
    </style:style>
    <style:style style:name="P11" style:family="paragraph" style:parent-style-name="Text_20_body">
      <style:text-properties officeooo:rsid="004a8de3" officeooo:paragraph-rsid="004a8de3"/>
    </style:style>
    <style:style style:name="P12" style:family="paragraph" style:parent-style-name="Text_20_body">
      <style:text-properties officeooo:rsid="004ade70" officeooo:paragraph-rsid="004ade70"/>
    </style:style>
    <style:style style:name="P13" style:family="paragraph" style:parent-style-name="Text_20_body">
      <style:text-properties officeooo:rsid="004c185f" officeooo:paragraph-rsid="004c185f"/>
    </style:style>
    <style:style style:name="P14" style:family="paragraph" style:parent-style-name="Text_20_body">
      <style:text-properties officeooo:rsid="004cd2ba" officeooo:paragraph-rsid="004cd2ba"/>
    </style:style>
    <style:style style:name="P15" style:family="paragraph" style:parent-style-name="Text_20_body">
      <style:text-properties officeooo:rsid="004d4fa2" officeooo:paragraph-rsid="004d4fa2"/>
    </style:style>
    <style:style style:name="P16" style:family="paragraph" style:parent-style-name="Text_20_body">
      <style:text-properties officeooo:rsid="0039f7ea" officeooo:paragraph-rsid="004e69b6"/>
    </style:style>
    <style:style style:name="P17" style:family="paragraph" style:parent-style-name="Text_20_body">
      <style:text-properties officeooo:rsid="004e69b6" officeooo:paragraph-rsid="004e69b6"/>
    </style:style>
    <style:style style:name="P18" style:family="paragraph" style:parent-style-name="Text_20_body">
      <style:text-properties officeooo:rsid="0056a4c3" officeooo:paragraph-rsid="0056a4c3"/>
    </style:style>
    <style:style style:name="P19" style:family="paragraph" style:parent-style-name="Text_20_body">
      <style:text-properties officeooo:rsid="005dd4fd" officeooo:paragraph-rsid="005dd4fd"/>
    </style:style>
    <style:style style:name="P20" style:family="paragraph" style:parent-style-name="Text_20_body">
      <style:text-properties officeooo:rsid="0060b52c" officeooo:paragraph-rsid="0060b52c"/>
    </style:style>
    <style:style style:name="P21" style:family="paragraph" style:parent-style-name="Text_20_body">
      <style:text-properties officeooo:rsid="0060b52c" officeooo:paragraph-rsid="00671cf7"/>
    </style:style>
    <style:style style:name="P22" style:family="paragraph" style:parent-style-name="Text_20_body">
      <style:text-properties officeooo:rsid="00291c45" officeooo:paragraph-rsid="00291c45"/>
    </style:style>
    <style:style style:name="P23" style:family="paragraph" style:parent-style-name="Text_20_body">
      <style:text-properties style:font-name="Liberation Serif" officeooo:rsid="004d4fa2" officeooo:paragraph-rsid="004d4fa2"/>
    </style:style>
    <style:style style:name="P24" style:family="paragraph" style:parent-style-name="Text_20_body">
      <style:text-properties style:font-name="Liberation Serif" officeooo:rsid="002db4e8" officeooo:paragraph-rsid="002db4e8"/>
    </style:style>
    <style:style style:name="P25" style:family="paragraph" style:parent-style-name="Text_20_body">
      <style:text-properties style:font-name="Liberation Serif" officeooo:rsid="00b78ab4" officeooo:paragraph-rsid="00b78ab4"/>
    </style:style>
    <style:style style:name="P26" style:family="paragraph" style:parent-style-name="Text_20_body">
      <style:text-properties style:font-name="Liberation Serif" officeooo:rsid="00bc5c03" officeooo:paragraph-rsid="00bc5c03"/>
    </style:style>
    <style:style style:name="P27" style:family="paragraph" style:parent-style-name="Text_20_body">
      <style:text-properties style:font-name="Liberation Serif" officeooo:rsid="00bdcb58" officeooo:paragraph-rsid="00bdcb58"/>
    </style:style>
    <style:style style:name="P28" style:family="paragraph" style:parent-style-name="Text_20_body">
      <style:text-properties style:font-name="Liberation Serif" officeooo:rsid="00c7504b" officeooo:paragraph-rsid="00c7504b"/>
    </style:style>
    <style:style style:name="P29" style:family="paragraph" style:parent-style-name="Text_20_body">
      <style:text-properties officeooo:rsid="006be928" officeooo:paragraph-rsid="006be928"/>
    </style:style>
    <style:style style:name="P30" style:family="paragraph" style:parent-style-name="Text_20_body">
      <style:text-properties officeooo:rsid="006be928" officeooo:paragraph-rsid="00b78ab4"/>
    </style:style>
    <style:style style:name="P31" style:family="paragraph" style:parent-style-name="Text_20_body">
      <style:text-properties officeooo:rsid="002f4058" officeooo:paragraph-rsid="00cc4470"/>
    </style:style>
    <style:style style:name="P32" style:family="paragraph" style:parent-style-name="Text_20_body">
      <style:text-properties officeooo:rsid="00715317" officeooo:paragraph-rsid="00715317"/>
    </style:style>
    <style:style style:name="P33" style:family="paragraph" style:parent-style-name="Text_20_body">
      <style:text-properties officeooo:rsid="007471d2" officeooo:paragraph-rsid="007471d2"/>
    </style:style>
    <style:style style:name="P34" style:family="paragraph" style:parent-style-name="Text_20_body">
      <style:text-properties officeooo:rsid="00764d63" officeooo:paragraph-rsid="00764d63"/>
    </style:style>
    <style:style style:name="P35" style:family="paragraph" style:parent-style-name="Text_20_body">
      <style:text-properties officeooo:rsid="007a589d" officeooo:paragraph-rsid="007a589d"/>
    </style:style>
    <style:style style:name="P36" style:family="paragraph" style:parent-style-name="Text_20_body">
      <style:text-properties officeooo:rsid="007abdc6" officeooo:paragraph-rsid="007abdc6"/>
    </style:style>
    <style:style style:name="P37" style:family="paragraph" style:parent-style-name="Text_20_body">
      <style:text-properties officeooo:rsid="005cb6d9" officeooo:paragraph-rsid="005cb6d9"/>
    </style:style>
    <style:style style:name="P38" style:family="paragraph" style:parent-style-name="Text_20_body">
      <style:text-properties officeooo:paragraph-rsid="005c29f2"/>
    </style:style>
    <style:style style:name="P39" style:family="paragraph" style:parent-style-name="Text_20_body">
      <style:text-properties officeooo:rsid="00645fdb" officeooo:paragraph-rsid="00645fdb"/>
    </style:style>
    <style:style style:name="P40" style:family="paragraph" style:parent-style-name="Text_20_body">
      <style:text-properties officeooo:rsid="0058bb80" officeooo:paragraph-rsid="0058bb80"/>
    </style:style>
    <style:style style:name="P41" style:family="paragraph" style:parent-style-name="Text_20_body">
      <style:text-properties officeooo:rsid="005e415b" officeooo:paragraph-rsid="005e415b"/>
    </style:style>
    <style:style style:name="P42" style:family="paragraph" style:parent-style-name="Text_20_body">
      <style:text-properties officeooo:paragraph-rsid="007ea51c"/>
    </style:style>
    <style:style style:name="P43" style:family="paragraph" style:parent-style-name="Text_20_body">
      <style:text-properties officeooo:rsid="007ea51c" officeooo:paragraph-rsid="007ea51c"/>
    </style:style>
    <style:style style:name="P44" style:family="paragraph" style:parent-style-name="Text_20_body">
      <style:text-properties officeooo:rsid="007f44e2" officeooo:paragraph-rsid="007f44e2"/>
    </style:style>
    <style:style style:name="P45" style:family="paragraph" style:parent-style-name="Text_20_body">
      <style:text-properties officeooo:rsid="00812444" officeooo:paragraph-rsid="00812444"/>
    </style:style>
    <style:style style:name="P46" style:family="paragraph" style:parent-style-name="Text_20_body">
      <style:text-properties officeooo:paragraph-rsid="00812444"/>
    </style:style>
    <style:style style:name="P47" style:family="paragraph" style:parent-style-name="Text_20_body">
      <style:text-properties officeooo:rsid="0082c532" officeooo:paragraph-rsid="0082c532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Text_20_body">
      <style:text-properties officeooo:rsid="008fcd35" officeooo:paragraph-rsid="008fcd35"/>
    </style:style>
    <style:style style:name="P50" style:family="paragraph" style:parent-style-name="Text_20_body">
      <style:text-properties officeooo:rsid="00911153" officeooo:paragraph-rsid="00911153"/>
    </style:style>
    <style:style style:name="P51" style:family="paragraph" style:parent-style-name="Text_20_body">
      <style:text-properties officeooo:rsid="0091e5e6" officeooo:paragraph-rsid="0091e5e6"/>
    </style:style>
    <style:style style:name="P52" style:family="paragraph" style:parent-style-name="Text_20_body">
      <style:text-properties officeooo:rsid="0094885f" officeooo:paragraph-rsid="0094885f"/>
    </style:style>
    <style:style style:name="P53" style:family="paragraph" style:parent-style-name="Text_20_body">
      <style:text-properties officeooo:rsid="009939a2" officeooo:paragraph-rsid="009939a2"/>
    </style:style>
    <style:style style:name="P54" style:family="paragraph" style:parent-style-name="Text_20_body">
      <style:text-properties officeooo:rsid="009a635c" officeooo:paragraph-rsid="009a635c"/>
    </style:style>
    <style:style style:name="P55" style:family="paragraph" style:parent-style-name="Text_20_body">
      <style:text-properties officeooo:rsid="009e9066" officeooo:paragraph-rsid="009e9066"/>
    </style:style>
    <style:style style:name="P56" style:family="paragraph" style:parent-style-name="Text_20_body">
      <style:text-properties officeooo:rsid="009eeca6" officeooo:paragraph-rsid="009eeca6"/>
    </style:style>
    <style:style style:name="P57" style:family="paragraph" style:parent-style-name="Text_20_body">
      <style:text-properties officeooo:rsid="00a0c3a3" officeooo:paragraph-rsid="00bc5c03"/>
    </style:style>
    <style:style style:name="P58" style:family="paragraph" style:parent-style-name="Text_20_body">
      <style:text-properties officeooo:rsid="00ad8369" officeooo:paragraph-rsid="00ad8369"/>
    </style:style>
    <style:style style:name="P59" style:family="paragraph" style:parent-style-name="Text_20_body">
      <style:text-properties officeooo:rsid="006ae0d1" officeooo:paragraph-rsid="00b78ab4"/>
    </style:style>
    <style:style style:name="P60" style:family="paragraph" style:parent-style-name="Text_20_body">
      <style:text-properties officeooo:rsid="00b78ab4" officeooo:paragraph-rsid="00b78ab4"/>
    </style:style>
    <style:style style:name="P61" style:family="paragraph" style:parent-style-name="Text_20_body">
      <style:text-properties officeooo:rsid="00bdcb58" officeooo:paragraph-rsid="00bdcb58"/>
    </style:style>
    <style:style style:name="P62" style:family="paragraph" style:parent-style-name="Text_20_body">
      <style:text-properties officeooo:paragraph-rsid="009d12bf"/>
    </style:style>
    <style:style style:name="P63" style:family="paragraph" style:parent-style-name="Text_20_body">
      <style:text-properties officeooo:paragraph-rsid="00bdcb58"/>
    </style:style>
    <style:style style:name="P64" style:family="paragraph" style:parent-style-name="Text_20_body">
      <style:text-properties officeooo:rsid="00c167c6" officeooo:paragraph-rsid="00c167c6"/>
    </style:style>
    <style:style style:name="P65" style:family="paragraph" style:parent-style-name="Text_20_body">
      <style:text-properties officeooo:rsid="00c247fd" officeooo:paragraph-rsid="00c247fd"/>
    </style:style>
    <style:style style:name="P66" style:family="paragraph" style:parent-style-name="Text_20_body">
      <style:text-properties officeooo:rsid="00cabfa6" officeooo:paragraph-rsid="00cabfa6"/>
    </style:style>
    <style:style style:name="P67" style:family="paragraph" style:parent-style-name="Text_20_body">
      <style:text-properties officeooo:rsid="0069851a" officeooo:paragraph-rsid="00cc4470"/>
    </style:style>
    <style:style style:name="P68" style:family="paragraph" style:parent-style-name="Text_20_body">
      <style:text-properties officeooo:rsid="002b4841" officeooo:paragraph-rsid="00ccf095"/>
    </style:style>
    <style:style style:name="P69" style:family="paragraph" style:parent-style-name="Text_20_body">
      <style:text-properties officeooo:rsid="002b4841" officeooo:paragraph-rsid="00cd9166"/>
    </style:style>
    <style:style style:name="P70" style:family="paragraph" style:parent-style-name="Text_20_body">
      <style:text-properties officeooo:rsid="0069e7b7" officeooo:paragraph-rsid="00cd9166"/>
    </style:style>
    <style:style style:name="P71" style:family="paragraph" style:parent-style-name="Text_20_body">
      <style:text-properties fo:font-style="normal" officeooo:rsid="007abdc6" officeooo:paragraph-rsid="007abdc6" style:font-style-asian="normal" style:font-style-complex="normal"/>
    </style:style>
    <style:style style:name="P72" style:family="paragraph" style:parent-style-name="Text_20_body">
      <style:text-properties officeooo:rsid="00cec9a3" officeooo:paragraph-rsid="00cec9a3"/>
    </style:style>
    <style:style style:name="P73" style:family="paragraph" style:parent-style-name="Text_20_body">
      <style:text-properties officeooo:rsid="004dccce" officeooo:paragraph-rsid="004dccce"/>
    </style:style>
    <style:style style:name="P74" style:family="paragraph" style:parent-style-name="Text_20_body">
      <style:text-properties officeooo:rsid="00d0c948" officeooo:paragraph-rsid="00d0c948"/>
    </style:style>
    <style:style style:name="P75" style:family="paragraph" style:parent-style-name="Text_20_body">
      <style:text-properties officeooo:rsid="00d254a4" officeooo:paragraph-rsid="00d254a4"/>
    </style:style>
    <style:style style:name="P76" style:family="paragraph" style:parent-style-name="Standard">
      <style:text-properties officeooo:rsid="004ade70" officeooo:paragraph-rsid="004c185f"/>
    </style:style>
    <style:style style:name="P77" style:family="paragraph" style:parent-style-name="Standard">
      <style:text-properties officeooo:rsid="005ed871" officeooo:paragraph-rsid="005ed871"/>
    </style:style>
    <style:style style:name="P78" style:family="paragraph" style:parent-style-name="Standard">
      <style:text-properties officeooo:rsid="0061ca8e" officeooo:paragraph-rsid="0061ca8e"/>
    </style:style>
    <style:style style:name="P79" style:family="paragraph" style:parent-style-name="Heading_20_2">
      <style:text-properties officeooo:rsid="007b8fdd" officeooo:paragraph-rsid="007b8fdd"/>
    </style:style>
    <style:style style:name="P80" style:family="paragraph" style:parent-style-name="Heading_20_2">
      <style:text-properties officeooo:rsid="00b78ab4" officeooo:paragraph-rsid="00b78ab4"/>
    </style:style>
    <style:style style:name="P81" style:family="paragraph" style:parent-style-name="Heading_20_2">
      <style:text-properties officeooo:rsid="007ea51c" officeooo:paragraph-rsid="007ea51c"/>
    </style:style>
    <style:style style:name="P82" style:family="paragraph" style:parent-style-name="Heading_20_2">
      <style:text-properties officeooo:rsid="00e6a420" officeooo:paragraph-rsid="00e6a420"/>
    </style:style>
    <style:style style:name="P83" style:family="paragraph" style:parent-style-name="Heading_20_2">
      <style:text-properties officeooo:rsid="00f37519" officeooo:paragraph-rsid="00f37519"/>
    </style:style>
    <style:style style:name="P8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5" style:family="paragraph" style:parent-style-name="Heading_20_3">
      <style:text-properties officeooo:rsid="001a562b" officeooo:paragraph-rsid="001a562b"/>
    </style:style>
    <style:style style:name="P86" style:family="paragraph" style:parent-style-name="Heading_20_3">
      <style:text-properties officeooo:rsid="00291c45" officeooo:paragraph-rsid="00291c45"/>
    </style:style>
    <style:style style:name="P87" style:family="paragraph" style:parent-style-name="Heading_20_3">
      <style:text-properties officeooo:rsid="00368f36" officeooo:paragraph-rsid="00368f36"/>
    </style:style>
    <style:style style:name="P88" style:family="paragraph" style:parent-style-name="Heading_20_3">
      <style:text-properties officeooo:rsid="006ae0d1" officeooo:paragraph-rsid="00b78ab4"/>
    </style:style>
    <style:style style:name="P89" style:family="paragraph" style:parent-style-name="Heading_20_3">
      <style:text-properties officeooo:rsid="00b78ab4" officeooo:paragraph-rsid="00b78ab4"/>
    </style:style>
    <style:style style:name="P90" style:family="paragraph" style:parent-style-name="Heading_20_3">
      <style:text-properties officeooo:rsid="006929a6" officeooo:paragraph-rsid="006929a6"/>
    </style:style>
    <style:style style:name="P91" style:family="paragraph" style:parent-style-name="Heading_20_3">
      <style:text-properties officeooo:rsid="00764d63" officeooo:paragraph-rsid="00a0e00b"/>
    </style:style>
    <style:style style:name="P92" style:family="paragraph" style:parent-style-name="Heading_20_3">
      <style:text-properties officeooo:rsid="007a589d" officeooo:paragraph-rsid="007a589d"/>
    </style:style>
    <style:style style:name="P93" style:family="paragraph" style:parent-style-name="Heading_20_3">
      <style:text-properties officeooo:rsid="0039f7ea" officeooo:paragraph-rsid="0039f7ea"/>
    </style:style>
    <style:style style:name="P94" style:family="paragraph" style:parent-style-name="Heading_20_3">
      <style:text-properties officeooo:rsid="0039f7ea" officeooo:paragraph-rsid="004e69b6"/>
    </style:style>
    <style:style style:name="P95" style:family="paragraph" style:parent-style-name="Heading_20_3">
      <style:text-properties officeooo:rsid="007ea51c" officeooo:paragraph-rsid="007ea51c"/>
    </style:style>
    <style:style style:name="P96" style:family="paragraph" style:parent-style-name="Heading_20_3">
      <style:text-properties officeooo:rsid="00a8247e" officeooo:paragraph-rsid="00a8247e"/>
    </style:style>
    <style:style style:name="P97" style:family="paragraph" style:parent-style-name="Heading_20_3">
      <style:text-properties officeooo:rsid="003aa952" officeooo:paragraph-rsid="003aa952"/>
    </style:style>
    <style:style style:name="P98" style:family="paragraph" style:parent-style-name="Heading_20_3">
      <style:text-properties officeooo:rsid="004c185f" officeooo:paragraph-rsid="004c185f"/>
    </style:style>
    <style:style style:name="P99" style:family="paragraph" style:parent-style-name="Heading_20_3">
      <style:text-properties officeooo:rsid="0056a4c3" officeooo:paragraph-rsid="0056a4c3"/>
    </style:style>
    <style:style style:name="P100" style:family="paragraph" style:parent-style-name="Heading_20_3">
      <style:text-properties officeooo:rsid="005ed871" officeooo:paragraph-rsid="005ed871"/>
    </style:style>
    <style:style style:name="P101" style:family="paragraph" style:parent-style-name="Heading_20_3">
      <style:text-properties officeooo:rsid="0060b52c" officeooo:paragraph-rsid="0060b52c"/>
    </style:style>
    <style:style style:name="P102" style:family="paragraph" style:parent-style-name="Heading_20_3">
      <style:text-properties officeooo:rsid="005e415b" officeooo:paragraph-rsid="005e415b"/>
    </style:style>
    <style:style style:name="P103" style:family="paragraph" style:parent-style-name="Heading_20_3">
      <style:text-properties officeooo:rsid="00ef4f9f" officeooo:paragraph-rsid="00ef4f9f"/>
    </style:style>
    <style:style style:name="P104" style:family="paragraph" style:parent-style-name="Heading_20_3">
      <style:text-properties officeooo:paragraph-rsid="00f0bd58"/>
    </style:style>
    <style:style style:name="P105" style:family="paragraph" style:parent-style-name="Heading_20_3">
      <style:text-properties officeooo:rsid="00fa2084" officeooo:paragraph-rsid="00fa2084"/>
    </style:style>
    <style:style style:name="P106" style:family="paragraph" style:parent-style-name="Heading_20_1">
      <style:paragraph-properties fo:text-align="center" style:justify-single-word="false"/>
      <style:text-properties officeooo:paragraph-rsid="008535c7"/>
    </style:style>
    <style:style style:name="P107" style:family="paragraph" style:parent-style-name="Heading_20_1">
      <style:paragraph-properties fo:text-align="center" style:justify-single-word="false"/>
      <style:text-properties officeooo:rsid="00dee1ff" officeooo:paragraph-rsid="00dee1ff"/>
    </style:style>
    <style:style style:name="P10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0" style:family="paragraph" style:parent-style-name="Heading_20_4">
      <style:text-properties officeooo:paragraph-rsid="006dc624"/>
    </style:style>
    <style:style style:name="P111" style:family="paragraph" style:parent-style-name="Heading_20_4">
      <style:text-properties officeooo:rsid="00291c45" officeooo:paragraph-rsid="00291c45"/>
    </style:style>
    <style:style style:name="P112" style:family="paragraph" style:parent-style-name="Heading_20_4">
      <style:text-properties officeooo:rsid="002b4841" officeooo:paragraph-rsid="002b4841"/>
    </style:style>
    <style:style style:name="P113" style:family="paragraph" style:parent-style-name="Heading_20_4">
      <style:text-properties officeooo:rsid="00899ee6" officeooo:paragraph-rsid="00899ee6"/>
    </style:style>
    <style:style style:name="P114" style:family="paragraph" style:parent-style-name="Heading_20_4">
      <style:text-properties officeooo:rsid="008d430f" officeooo:paragraph-rsid="008d430f"/>
    </style:style>
    <style:style style:name="P115" style:family="paragraph" style:parent-style-name="Heading_20_4">
      <style:text-properties officeooo:rsid="008ace57" officeooo:paragraph-rsid="008ace57"/>
    </style:style>
    <style:style style:name="P116" style:family="paragraph" style:parent-style-name="Heading_20_4">
      <style:text-properties officeooo:rsid="009eeca6" officeooo:paragraph-rsid="009eeca6"/>
    </style:style>
    <style:style style:name="P117" style:family="paragraph" style:parent-style-name="Heading_20_4">
      <style:text-properties officeooo:rsid="00bdcb58" officeooo:paragraph-rsid="00bdcb58"/>
    </style:style>
    <style:style style:name="P118" style:family="paragraph" style:parent-style-name="Heading_20_4">
      <style:text-properties officeooo:rsid="007abdc6" officeooo:paragraph-rsid="007abdc6"/>
    </style:style>
    <style:style style:name="P119" style:family="paragraph" style:parent-style-name="Heading_20_4">
      <style:text-properties officeooo:rsid="007f44e2" officeooo:paragraph-rsid="007f44e2"/>
    </style:style>
    <style:style style:name="P120" style:family="paragraph" style:parent-style-name="Heading_20_4">
      <style:text-properties officeooo:paragraph-rsid="00812444"/>
    </style:style>
    <style:style style:name="P121" style:family="paragraph" style:parent-style-name="Heading_20_4">
      <style:text-properties officeooo:rsid="00812444" officeooo:paragraph-rsid="00812444"/>
    </style:style>
    <style:style style:name="P122" style:family="paragraph" style:parent-style-name="Heading_20_4">
      <style:text-properties officeooo:rsid="0041270a" officeooo:paragraph-rsid="0041270a"/>
    </style:style>
    <style:style style:name="P123" style:family="paragraph" style:parent-style-name="Heading_20_4">
      <style:text-properties officeooo:rsid="0056a4c3" officeooo:paragraph-rsid="0056a4c3"/>
    </style:style>
    <style:style style:name="P124" style:family="paragraph" style:parent-style-name="Heading_20_4">
      <style:text-properties officeooo:rsid="005c29f2" officeooo:paragraph-rsid="005c29f2"/>
    </style:style>
    <style:style style:name="P125" style:family="paragraph" style:parent-style-name="Heading_20_4">
      <style:text-properties officeooo:rsid="005eaa9f" officeooo:paragraph-rsid="005eaa9f"/>
    </style:style>
    <style:style style:name="P126" style:family="paragraph" style:parent-style-name="Heading_20_4">
      <style:text-properties officeooo:rsid="00f0985a" officeooo:paragraph-rsid="00f0985a"/>
    </style:style>
    <style:style style:name="P127" style:family="paragraph" style:parent-style-name="Heading_20_4">
      <style:text-properties officeooo:rsid="00f0985a" officeooo:paragraph-rsid="00f0bd58"/>
    </style:style>
    <style:style style:name="P128" style:family="paragraph" style:parent-style-name="Heading_20_4">
      <style:text-properties officeooo:paragraph-rsid="00f0bd58"/>
    </style:style>
    <style:style style:name="P129" style:family="paragraph" style:parent-style-name="Heading_20_5">
      <style:text-properties officeooo:rsid="004c185f" officeooo:paragraph-rsid="004c185f"/>
    </style:style>
    <style:style style:name="P130" style:family="paragraph" style:parent-style-name="Heading_20_5">
      <style:text-properties officeooo:rsid="0039f7ea" officeooo:paragraph-rsid="004e69b6"/>
    </style:style>
    <style:style style:name="P131" style:family="paragraph" style:parent-style-name="Heading_20_5">
      <style:text-properties officeooo:rsid="0039f7ea" officeooo:paragraph-rsid="0039f7ea"/>
    </style:style>
    <style:style style:name="P132" style:family="paragraph" style:parent-style-name="Heading_20_5">
      <style:text-properties officeooo:rsid="00d0c948" officeooo:paragraph-rsid="00d0c948"/>
    </style:style>
    <style:style style:name="P1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Text_20_body" style:list-style-name="L1">
      <style:text-properties officeooo:rsid="0056a4c3" officeooo:paragraph-rsid="0056a4c3"/>
    </style:style>
    <style:style style:name="P135" style:family="paragraph" style:parent-style-name="Text_20_body" style:list-style-name="L2">
      <style:text-properties officeooo:rsid="002f9569" officeooo:paragraph-rsid="002f9569"/>
    </style:style>
    <style:style style:name="P136" style:family="paragraph" style:parent-style-name="Text_20_body">
      <style:text-properties officeooo:rsid="002f9569" officeooo:paragraph-rsid="002f9569"/>
    </style:style>
    <style:style style:name="P137" style:family="paragraph" style:parent-style-name="Text_20_body" style:list-style-name="L3">
      <style:text-properties officeooo:rsid="006ae0d1" officeooo:paragraph-rsid="00b78ab4"/>
    </style:style>
    <style:style style:name="P138" style:family="paragraph" style:parent-style-name="Text_20_body" style:list-style-name="L3">
      <style:text-properties officeooo:rsid="006b4251" officeooo:paragraph-rsid="00b78ab4"/>
    </style:style>
    <style:style style:name="P139" style:family="paragraph" style:parent-style-name="Text_20_body">
      <style:text-properties officeooo:rsid="006b4251" officeooo:paragraph-rsid="00b78ab4"/>
    </style:style>
    <style:style style:name="P140" style:family="paragraph" style:parent-style-name="Text_20_body" style:list-style-name="L4"/>
    <style:style style:name="P141" style:family="paragraph" style:parent-style-name="Text_20_body" style:list-style-name="L4">
      <style:text-properties style:font-name="Courier New" officeooo:rsid="00903c16" officeooo:paragraph-rsid="0090f031"/>
    </style:style>
    <style:style style:name="P142" style:family="paragraph" style:parent-style-name="Text_20_body" style:list-style-name="L4">
      <style:text-properties style:font-name="Courier New" officeooo:rsid="00c453b7" officeooo:paragraph-rsid="00c453b7"/>
    </style:style>
    <style:style style:name="P143" style:family="paragraph" style:parent-style-name="Text_20_body" style:list-style-name="L4">
      <style:text-properties style:font-name="Liberation Serif" officeooo:rsid="00c62758" officeooo:paragraph-rsid="00c62758"/>
    </style:style>
    <style:style style:name="P144" style:family="paragraph" style:parent-style-name="Text_20_body" style:list-style-name="L8">
      <style:text-properties style:font-name="Liberation Serif" officeooo:rsid="003aa952" officeooo:paragraph-rsid="00bdcb58"/>
    </style:style>
    <style:style style:name="P145" style:family="paragraph" style:parent-style-name="Text_20_body">
      <style:text-properties style:font-name="Liberation Serif" officeooo:rsid="00b98366" officeooo:paragraph-rsid="00e0dcda"/>
    </style:style>
    <style:style style:name="P146" style:family="paragraph" style:parent-style-name="Text_20_body">
      <style:text-properties style:font-name="Liberation Serif" officeooo:rsid="00e4d8bb" officeooo:paragraph-rsid="00e4d8bb"/>
    </style:style>
    <style:style style:name="P147" style:family="paragraph" style:parent-style-name="Text_20_body">
      <style:text-properties style:font-name="Liberation Serif" officeooo:rsid="00f0985a" officeooo:paragraph-rsid="00f0985a"/>
    </style:style>
    <style:style style:name="P148" style:family="paragraph" style:parent-style-name="Text_20_body">
      <style:text-properties style:font-name="Liberation Serif" officeooo:rsid="00f0985a" officeooo:paragraph-rsid="00f0bd58"/>
    </style:style>
    <style:style style:name="P149" style:family="paragraph" style:parent-style-name="Text_20_body" style:list-style-name="L8">
      <style:text-properties officeooo:rsid="0033882a" officeooo:paragraph-rsid="00bdcb58"/>
    </style:style>
    <style:style style:name="P150" style:family="paragraph" style:parent-style-name="Text_20_body" style:list-style-name="L8">
      <style:text-properties officeooo:rsid="0034be3d" officeooo:paragraph-rsid="00bdcb58"/>
    </style:style>
    <style:style style:name="P151" style:family="paragraph" style:parent-style-name="Text_20_body" style:list-style-name="L12">
      <style:text-properties officeooo:rsid="00c0517e" officeooo:paragraph-rsid="00c0517e"/>
    </style:style>
    <style:style style:name="P152" style:family="paragraph" style:parent-style-name="Text_20_body" style:list-style-name="L14">
      <style:text-properties officeooo:rsid="007abdc6" officeooo:paragraph-rsid="007abdc6"/>
    </style:style>
    <style:style style:name="P153" style:family="paragraph" style:parent-style-name="Text_20_body" style:list-style-name="L15">
      <style:text-properties officeooo:rsid="004a8de3" officeooo:paragraph-rsid="003db0be"/>
    </style:style>
    <style:style style:name="P154" style:family="paragraph" style:parent-style-name="Text_20_body" style:list-style-name="L15">
      <style:text-properties officeooo:rsid="004a8de3" officeooo:paragraph-rsid="004a8de3"/>
    </style:style>
    <style:style style:name="P155" style:family="paragraph" style:parent-style-name="Text_20_body" style:list-style-name="L16">
      <style:text-properties officeooo:rsid="007ea51c" officeooo:paragraph-rsid="007ea51c"/>
    </style:style>
    <style:style style:name="P156" style:family="paragraph" style:parent-style-name="Text_20_body" style:list-style-name="L17">
      <style:text-properties officeooo:rsid="004e69b6" officeooo:paragraph-rsid="004e69b6"/>
    </style:style>
    <style:style style:name="P157" style:family="paragraph" style:parent-style-name="Text_20_body" style:list-style-name="L17">
      <style:text-properties officeooo:rsid="004ee9ee" officeooo:paragraph-rsid="004ee9ee"/>
    </style:style>
    <style:style style:name="P158" style:family="paragraph" style:parent-style-name="Text_20_body" style:list-style-name="L17">
      <style:text-properties officeooo:rsid="004fcdcf" officeooo:paragraph-rsid="004fcdcf"/>
    </style:style>
    <style:style style:name="P159" style:family="paragraph" style:parent-style-name="Text_20_body" style:list-style-name="L17">
      <style:text-properties officeooo:rsid="004fd99e" officeooo:paragraph-rsid="004fd99e"/>
    </style:style>
    <style:style style:name="P160" style:family="paragraph" style:parent-style-name="Text_20_body" style:list-style-name="L17">
      <style:text-properties officeooo:rsid="00525f29" officeooo:paragraph-rsid="00525f29"/>
    </style:style>
    <style:style style:name="P161" style:family="paragraph" style:parent-style-name="Text_20_body" style:list-style-name="L18">
      <style:text-properties officeooo:rsid="00cec9a3" officeooo:paragraph-rsid="00cec9a3"/>
    </style:style>
    <style:style style:name="P162" style:family="paragraph" style:parent-style-name="Text_20_body" style:list-style-name="L19">
      <style:text-properties officeooo:rsid="00d254a4" officeooo:paragraph-rsid="00d254a4"/>
    </style:style>
    <style:style style:name="P163" style:family="paragraph" style:parent-style-name="Text_20_body">
      <style:text-properties officeooo:rsid="00d254a4" officeooo:paragraph-rsid="00f0bd58"/>
    </style:style>
    <style:style style:name="P164" style:family="paragraph" style:parent-style-name="Text_20_body" style:list-style-name="L20">
      <style:text-properties officeooo:rsid="00b12802" officeooo:paragraph-rsid="00b12802"/>
    </style:style>
    <style:style style:name="P165" style:family="paragraph" style:parent-style-name="Text_20_body" style:list-style-name="L20">
      <style:text-properties officeooo:rsid="00b2565b" officeooo:paragraph-rsid="00b2565b"/>
    </style:style>
    <style:style style:name="P166" style:family="paragraph" style:parent-style-name="Text_20_body" style:list-style-name="L20">
      <style:text-properties officeooo:rsid="00b3cb35" officeooo:paragraph-rsid="00b3cb35"/>
    </style:style>
    <style:style style:name="P167" style:family="paragraph" style:parent-style-name="Text_20_body" style:list-style-name="L20">
      <style:text-properties officeooo:rsid="00b461dd" officeooo:paragraph-rsid="00b461dd"/>
    </style:style>
    <style:style style:name="P168" style:family="paragraph" style:parent-style-name="Text_20_body" style:list-style-name="L21">
      <style:text-properties officeooo:rsid="00671cf7" officeooo:paragraph-rsid="00671cf7"/>
    </style:style>
    <style:style style:name="P169" style:family="paragraph" style:parent-style-name="Text_20_body" style:list-style-name="L22">
      <style:text-properties officeooo:rsid="00ab53ff" officeooo:paragraph-rsid="00ab53ff"/>
    </style:style>
    <style:style style:name="P170" style:family="paragraph" style:parent-style-name="Text_20_body" style:list-style-name="L22">
      <style:text-properties officeooo:rsid="005ed871" officeooo:paragraph-rsid="0060b52c"/>
    </style:style>
    <style:style style:name="P171" style:family="paragraph" style:parent-style-name="Text_20_body" style:list-style-name="L22">
      <style:text-properties officeooo:rsid="005ed871" officeooo:paragraph-rsid="005ed871"/>
    </style:style>
    <style:style style:name="P172" style:family="paragraph" style:parent-style-name="Text_20_body" style:list-style-name="L23">
      <style:text-properties officeooo:rsid="005ed871" officeooo:paragraph-rsid="005ed871"/>
    </style:style>
    <style:style style:name="P173" style:family="paragraph" style:parent-style-name="Text_20_body">
      <style:text-properties officeooo:rsid="002b4841" officeooo:paragraph-rsid="00cd9166"/>
    </style:style>
    <style:style style:name="P174" style:family="paragraph" style:parent-style-name="Text_20_body">
      <style:text-properties style:font-name="Liberation Serif" officeooo:rsid="00d69e80" officeooo:paragraph-rsid="00d69e80"/>
    </style:style>
    <style:style style:name="P175" style:family="paragraph" style:parent-style-name="Text_20_body">
      <style:text-properties officeooo:rsid="00b78ab4" officeooo:paragraph-rsid="00d8d1f3"/>
    </style:style>
    <style:style style:name="P176" style:family="paragraph" style:parent-style-name="Text_20_body" style:list-style-name="L3">
      <style:text-properties officeooo:rsid="00db53f4" officeooo:paragraph-rsid="00db53f4"/>
    </style:style>
    <style:style style:name="P177" style:family="paragraph" style:parent-style-name="Text_20_body">
      <style:text-properties officeooo:rsid="00dd4a0e" officeooo:paragraph-rsid="00dd4a0e"/>
    </style:style>
    <style:style style:name="P178" style:family="paragraph" style:parent-style-name="Text_20_body">
      <style:text-properties officeooo:rsid="00dd4a0e" officeooo:paragraph-rsid="00f0bd58"/>
    </style:style>
    <style:style style:name="P179" style:family="paragraph" style:parent-style-name="Text_20_body" style:list-style-name="L12">
      <style:text-properties style:font-name="Courier New" officeooo:rsid="00c0517e" officeooo:paragraph-rsid="00c0517e"/>
    </style:style>
    <style:style style:name="P180" style:family="paragraph" style:parent-style-name="Text_20_body">
      <style:text-properties officeooo:rsid="007a589d" officeooo:paragraph-rsid="00e4d8bb"/>
    </style:style>
    <style:style style:name="P181" style:family="paragraph" style:parent-style-name="Text_20_body">
      <style:text-properties officeooo:rsid="00ebe860" officeooo:paragraph-rsid="00ebe860"/>
    </style:style>
    <style:style style:name="P182" style:family="paragraph" style:parent-style-name="Text_20_body">
      <style:text-properties officeooo:rsid="00ef4f9f" officeooo:paragraph-rsid="00ef4f9f"/>
    </style:style>
    <style:style style:name="P183" style:family="paragraph" style:parent-style-name="Text_20_body" style:list-style-name="L24">
      <style:text-properties officeooo:rsid="00ef4f9f" officeooo:paragraph-rsid="00ef4f9f"/>
    </style:style>
    <style:style style:name="P184" style:family="paragraph" style:parent-style-name="Text_20_body">
      <style:text-properties officeooo:rsid="00ef4f9f" officeooo:paragraph-rsid="00f0985a"/>
    </style:style>
    <style:style style:name="P185" style:family="paragraph" style:parent-style-name="Text_20_body">
      <style:text-properties officeooo:paragraph-rsid="00ef4f9f"/>
    </style:style>
    <style:style style:name="P186" style:family="paragraph" style:parent-style-name="Text_20_body" style:list-style-name="L24">
      <style:text-properties officeooo:paragraph-rsid="00ef4f9f"/>
    </style:style>
    <style:style style:name="P187" style:family="paragraph" style:parent-style-name="Text_20_body">
      <style:text-properties officeooo:rsid="00f0985a" officeooo:paragraph-rsid="00f0985a"/>
    </style:style>
    <style:style style:name="P188" style:family="paragraph" style:parent-style-name="Text_20_body">
      <style:text-properties officeooo:rsid="00f0985a" officeooo:paragraph-rsid="00f0bd58"/>
    </style:style>
    <style:style style:name="P189" style:family="paragraph" style:parent-style-name="Text_20_body">
      <style:text-properties officeooo:rsid="00cabfa6" officeooo:paragraph-rsid="00f0bd58"/>
    </style:style>
    <style:style style:name="P190" style:family="paragraph" style:parent-style-name="Text_20_body">
      <style:text-properties officeooo:rsid="0082de5e" officeooo:paragraph-rsid="0082de5e"/>
    </style:style>
    <style:style style:name="P191" style:family="paragraph" style:parent-style-name="Text_20_body">
      <style:text-properties officeooo:rsid="0082de5e" officeooo:paragraph-rsid="00f0bd58"/>
    </style:style>
    <style:style style:name="P192" style:family="paragraph" style:parent-style-name="Text_20_body">
      <style:text-properties officeooo:rsid="00f0bd58" officeooo:paragraph-rsid="00f0bd58"/>
    </style:style>
    <style:style style:name="P193" style:family="paragraph" style:parent-style-name="Text_20_body" style:list-style-name="L25">
      <style:text-properties officeooo:rsid="00f0bd58" officeooo:paragraph-rsid="00f0bd58"/>
    </style:style>
    <style:style style:name="P194" style:family="paragraph" style:parent-style-name="Text_20_body">
      <style:text-properties officeooo:rsid="00f37519" officeooo:paragraph-rsid="00f37519"/>
    </style:style>
    <style:style style:name="P195" style:family="paragraph" style:parent-style-name="Text_20_body">
      <style:text-properties officeooo:rsid="00f4467b" officeooo:paragraph-rsid="00f4467b"/>
    </style:style>
    <style:style style:name="P196" style:family="paragraph" style:parent-style-name="Text_20_body">
      <style:text-properties officeooo:rsid="00f4d20e" officeooo:paragraph-rsid="00f4d20e"/>
    </style:style>
    <style:style style:name="P197" style:family="paragraph" style:parent-style-name="Text_20_body">
      <style:text-properties officeooo:rsid="00f979ed" officeooo:paragraph-rsid="00f979ed"/>
    </style:style>
    <style:style style:name="P198" style:family="paragraph" style:parent-style-name="Text_20_body">
      <style:text-properties officeooo:rsid="00f9b1f0" officeooo:paragraph-rsid="00f9b1f0"/>
    </style:style>
    <style:style style:name="P199" style:family="paragraph" style:parent-style-name="Text_20_body" style:list-style-name="L25">
      <style:text-properties officeooo:rsid="00f9cb79" officeooo:paragraph-rsid="00f9cb79"/>
    </style:style>
    <style:style style:name="P200" style:family="paragraph" style:parent-style-name="Text_20_body">
      <style:text-properties officeooo:rsid="00fa2084" officeooo:paragraph-rsid="00fa2084"/>
    </style:style>
    <style:style style:name="P201" style:family="paragraph" style:parent-style-name="Text_20_body">
      <style:text-properties officeooo:paragraph-rsid="00fa2084"/>
    </style:style>
    <style:style style:name="P202" style:family="paragraph" style:parent-style-name="Text_20_body">
      <style:text-properties officeooo:rsid="00fa4162" officeooo:paragraph-rsid="00fa4162"/>
    </style:style>
    <style:style style:name="P203" style:family="paragraph" style:parent-style-name="Text_20_body" style:list-style-name="L1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7a589d" officeooo:paragraph-rsid="007a589d"/>
    </style:style>
    <style:style style:name="P204" style:family="paragraph" style:parent-style-name="Text_20_body" style:list-style-name="L1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7a589d" officeooo:paragraph-rsid="00bdcb58"/>
    </style:style>
    <style:style style:name="P205" style:family="paragraph" style:parent-style-name="Text_20_body" style:list-style-name="L1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6be928"/>
    </style:style>
    <style:style style:name="P206" style:family="paragraph" style:parent-style-name="Text_20_body" style:list-style-name="L11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rsid="007a589d" officeooo:paragraph-rsid="007a589d"/>
    </style:style>
    <style:style style:name="P207" style:family="paragraph" style:parent-style-name="Text_20_body" style:master-page-name="">
      <loext:graphic-properties draw:fill="solid" draw:fill-color="#dddddd"/>
      <style:paragraph-properties style:page-number="auto" fo:background-color="#dddddd" fo:padding="0.049cm" fo:border="0.06pt solid #000000" style:shadow="none" style:writing-mode="page"/>
      <style:text-properties officeooo:paragraph-rsid="00e2dc28"/>
    </style:style>
    <style:style style:name="P208" style:family="paragraph" style:parent-style-name="Text_20_body">
      <loext:graphic-properties draw:fill="solid" draw:fill-color="#dddddd"/>
      <style:paragraph-properties fo:background-color="#dddddd" fo:padding="0.049cm" fo:border="0.06pt solid #000000" style:shadow="none" style:writing-mode="page"/>
      <style:text-properties style:font-name="Courier New" officeooo:rsid="00923094" officeooo:paragraph-rsid="00bc5c03"/>
    </style:style>
    <style:style style:name="P209" style:family="paragraph" style:parent-style-name="Text_20_body">
      <loext:graphic-properties draw:fill="solid" draw:fill-color="#dddddd"/>
      <style:paragraph-properties fo:background-color="#dddddd" fo:padding="0.049cm" fo:border="0.06pt solid #000000" style:shadow="none" style:writing-mode="page"/>
      <style:text-properties officeooo:paragraph-rsid="00e2dc28"/>
    </style:style>
    <style:style style:name="P210" style:family="paragraph" style:parent-style-name="listing">
      <style:text-properties officeooo:paragraph-rsid="00e7ca8d"/>
    </style:style>
    <style:style style:name="P211" style:family="paragraph" style:parent-style-name="listing">
      <style:text-properties officeooo:rsid="00f0985a" officeooo:paragraph-rsid="00f0985a"/>
    </style:style>
    <style:style style:name="P212" style:family="paragraph" style:parent-style-name="listing">
      <style:text-properties officeooo:rsid="00f0985a" officeooo:paragraph-rsid="00f0bd58"/>
    </style:style>
    <style:style style:name="P213" style:family="paragraph" style:parent-style-name="listing">
      <style:text-properties officeooo:paragraph-rsid="00f0bd58"/>
    </style:style>
    <style:style style:name="P214" style:family="paragraph" style:parent-style-name="listing">
      <style:text-properties officeooo:rsid="00f37519" officeooo:paragraph-rsid="00f37519"/>
    </style:style>
    <style:style style:name="P215" style:family="paragraph" style:parent-style-name="listing">
      <style:text-properties officeooo:rsid="00f37c1c" officeooo:paragraph-rsid="00f37c1c"/>
    </style:style>
    <style:style style:name="P216" style:family="paragraph" style:parent-style-name="listing">
      <style:text-properties officeooo:paragraph-rsid="00f86f34"/>
    </style:style>
    <style:style style:name="P217" style:family="paragraph" style:parent-style-name="listing">
      <style:text-properties officeooo:paragraph-rsid="00f88b32"/>
    </style:style>
    <style:style style:name="T1" style:family="text">
      <style:text-properties officeooo:rsid="0027aa23"/>
    </style:style>
    <style:style style:name="T2" style:family="text">
      <style:text-properties officeooo:rsid="002f9569"/>
    </style:style>
    <style:style style:name="T3" style:family="text">
      <style:text-properties officeooo:rsid="0030539f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34be3d"/>
    </style:style>
    <style:style style:name="T6" style:family="text">
      <style:text-properties style:font-name="Courier New" officeooo:rsid="003aa952"/>
    </style:style>
    <style:style style:name="T7" style:family="text">
      <style:text-properties style:font-name="Courier New" officeooo:rsid="0055683d"/>
    </style:style>
    <style:style style:name="T8" style:family="text">
      <style:text-properties style:font-name="Courier New" officeooo:rsid="006356fe"/>
    </style:style>
    <style:style style:name="T9" style:family="text">
      <style:text-properties style:font-name="Courier New" officeooo:rsid="0079a449"/>
    </style:style>
    <style:style style:name="T10" style:family="text">
      <style:text-properties style:font-name="Courier New" officeooo:rsid="0033882a"/>
    </style:style>
    <style:style style:name="T11" style:family="text">
      <style:text-properties style:font-name="Courier New" officeooo:rsid="007a589d"/>
    </style:style>
    <style:style style:name="T12" style:family="text">
      <style:text-properties style:font-name="Courier New" officeooo:rsid="00715317"/>
    </style:style>
    <style:style style:name="T13" style:family="text">
      <style:text-properties style:font-name="Courier New" officeooo:rsid="007448b8"/>
    </style:style>
    <style:style style:name="T14" style:family="text">
      <style:text-properties style:font-name="Courier New" fo:font-style="italic" style:font-style-asian="italic" style:font-style-complex="italic"/>
    </style:style>
    <style:style style:name="T15" style:family="text">
      <style:text-properties style:font-name="Courier New" fo:font-style="normal" style:font-style-asian="normal" style:font-style-complex="normal"/>
    </style:style>
    <style:style style:name="T16" style:family="text">
      <style:text-properties style:font-name="Courier New" officeooo:rsid="00b8d8e6"/>
    </style:style>
    <style:style style:name="T17" style:family="text">
      <style:text-properties style:font-name="Courier New" officeooo:rsid="00923094"/>
    </style:style>
    <style:style style:name="T18" style:family="text">
      <style:text-properties style:font-name="Courier New" officeooo:rsid="00939703"/>
    </style:style>
    <style:style style:name="T19" style:family="text">
      <style:text-properties style:font-name="Courier New" officeooo:rsid="009d12bf"/>
    </style:style>
    <style:style style:name="T20" style:family="text">
      <style:text-properties style:font-name="Courier New" officeooo:rsid="00bdcb58"/>
    </style:style>
    <style:style style:name="T21" style:family="text">
      <style:text-properties style:font-name="Courier New" officeooo:rsid="00be3b9f"/>
    </style:style>
    <style:style style:name="T22" style:family="text">
      <style:text-properties style:font-name="Courier New" officeooo:rsid="0069e7b7"/>
    </style:style>
    <style:style style:name="T23" style:family="text">
      <style:text-properties style:font-name="Courier New" officeooo:rsid="006be928"/>
    </style:style>
    <style:style style:name="T24" style:family="text">
      <style:text-properties style:font-name="Courier New" officeooo:rsid="00bc5c03"/>
    </style:style>
    <style:style style:name="T25" style:family="text">
      <style:text-properties style:font-name="Courier New" officeooo:rsid="00f0bd58"/>
    </style:style>
    <style:style style:name="T26" style:family="text">
      <style:text-properties style:font-name="Courier New" officeooo:rsid="00d254a4"/>
    </style:style>
    <style:style style:name="T27" style:family="text">
      <style:text-properties officeooo:rsid="0034be3d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34be3d"/>
    </style:style>
    <style:style style:name="T30" style:family="text">
      <style:text-properties style:font-name="Liberation Serif" officeooo:rsid="007448b8"/>
    </style:style>
    <style:style style:name="T31" style:family="text">
      <style:text-properties style:font-name="Liberation Serif" officeooo:rsid="00bdcb58"/>
    </style:style>
    <style:style style:name="T32" style:family="text">
      <style:text-properties style:font-name="Liberation Serif" officeooo:rsid="00be3b9f"/>
    </style:style>
    <style:style style:name="T33" style:family="text">
      <style:text-properties officeooo:rsid="00368f36"/>
    </style:style>
    <style:style style:name="T34" style:family="text">
      <style:text-properties officeooo:rsid="003aa952"/>
    </style:style>
    <style:style style:name="T35" style:family="text">
      <style:text-properties officeooo:rsid="004131a9"/>
    </style:style>
    <style:style style:name="T36" style:family="text">
      <style:text-properties officeooo:rsid="0047171d"/>
    </style:style>
    <style:style style:name="T37" style:family="text">
      <style:text-properties officeooo:rsid="0047821d"/>
    </style:style>
    <style:style style:name="T38" style:family="text">
      <style:text-properties officeooo:rsid="004c185f"/>
    </style:style>
    <style:style style:name="T39" style:family="text">
      <style:text-properties officeooo:rsid="004cd2ba"/>
    </style:style>
    <style:style style:name="T40" style:family="text">
      <style:text-properties officeooo:rsid="004e69b6"/>
    </style:style>
    <style:style style:name="T41" style:family="text">
      <style:text-properties officeooo:rsid="0050f27b"/>
    </style:style>
    <style:style style:name="T42" style:family="text">
      <style:text-properties officeooo:rsid="0055683d"/>
    </style:style>
    <style:style style:name="T43" style:family="text">
      <style:text-properties officeooo:rsid="0056a4c3"/>
    </style:style>
    <style:style style:name="T44" style:family="text">
      <style:text-properties officeooo:rsid="005758cb"/>
    </style:style>
    <style:style style:name="T45" style:family="text">
      <style:text-properties officeooo:rsid="0058bb80"/>
    </style:style>
    <style:style style:name="T46" style:family="text">
      <style:text-properties officeooo:rsid="005cb6d9"/>
    </style:style>
    <style:style style:name="T47" style:family="text">
      <style:text-properties officeooo:rsid="005dd4fd"/>
    </style:style>
    <style:style style:name="T48" style:family="text">
      <style:text-properties officeooo:rsid="005e415b"/>
    </style:style>
    <style:style style:name="T49" style:family="text">
      <style:text-properties officeooo:rsid="005eaa9f"/>
    </style:style>
    <style:style style:name="T50" style:family="text">
      <style:text-properties officeooo:rsid="0060b52c"/>
    </style:style>
    <style:style style:name="T51" style:family="text">
      <style:text-properties officeooo:rsid="006195db"/>
    </style:style>
    <style:style style:name="T52" style:family="text">
      <style:text-properties officeooo:rsid="0061ca8e"/>
    </style:style>
    <style:style style:name="T53" style:family="text">
      <style:text-properties officeooo:rsid="006356fe"/>
    </style:style>
    <style:style style:name="T54" style:family="text">
      <style:text-properties officeooo:rsid="00661ddc"/>
    </style:style>
    <style:style style:name="T55" style:family="text">
      <style:text-properties officeooo:rsid="00671cf7"/>
    </style:style>
    <style:style style:name="T56" style:family="text">
      <style:text-properties officeooo:rsid="006a1f16"/>
    </style:style>
    <style:style style:name="T57" style:family="text">
      <style:text-properties officeooo:rsid="006f79a1"/>
    </style:style>
    <style:style style:name="T58" style:family="text">
      <style:text-properties officeooo:rsid="00715317"/>
    </style:style>
    <style:style style:name="T59" style:family="text">
      <style:text-properties officeooo:rsid="007448b8"/>
    </style:style>
    <style:style style:name="T60" style:family="text">
      <style:text-properties officeooo:rsid="00781328"/>
    </style:style>
    <style:style style:name="T61" style:family="text">
      <style:text-properties officeooo:rsid="0079a449"/>
    </style:style>
    <style:style style:name="T62" style:family="text">
      <style:text-properties officeooo:rsid="0033882a"/>
    </style:style>
    <style:style style:name="T63" style:family="text">
      <style:text-properties officeooo:rsid="007abdc6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officeooo:rsid="007ea51c"/>
    </style:style>
    <style:style style:name="T66" style:family="text">
      <style:text-properties officeooo:rsid="007f6aed"/>
    </style:style>
    <style:style style:name="T67" style:family="text">
      <style:text-properties officeooo:rsid="00812444"/>
    </style:style>
    <style:style style:name="T68" style:family="text">
      <style:text-properties officeooo:rsid="008fcd35"/>
    </style:style>
    <style:style style:name="T69" style:family="text">
      <style:text-properties officeooo:rsid="00911153"/>
    </style:style>
    <style:style style:name="T70" style:family="text">
      <style:text-properties officeooo:rsid="00923094"/>
    </style:style>
    <style:style style:name="T71" style:family="text">
      <style:text-properties officeooo:rsid="00939703"/>
    </style:style>
    <style:style style:name="T72" style:family="text">
      <style:text-properties officeooo:rsid="0094f8b9"/>
    </style:style>
    <style:style style:name="T73" style:family="text">
      <style:text-properties officeooo:rsid="009d12bf"/>
    </style:style>
    <style:style style:name="T74" style:family="text">
      <style:text-properties officeooo:rsid="00a96827"/>
    </style:style>
    <style:style style:name="T75" style:family="text">
      <style:text-properties officeooo:rsid="00af381b"/>
    </style:style>
    <style:style style:name="T76" style:family="text">
      <style:text-properties officeooo:rsid="00b12802"/>
    </style:style>
    <style:style style:name="T77" style:family="text">
      <style:text-properties officeooo:rsid="00b2565b"/>
    </style:style>
    <style:style style:name="T78" style:family="text">
      <style:text-properties officeooo:rsid="00b461dd"/>
    </style:style>
    <style:style style:name="T79" style:family="text">
      <style:text-properties officeooo:rsid="00b47515"/>
    </style:style>
    <style:style style:name="T80" style:family="text">
      <style:text-properties officeooo:rsid="006b4251"/>
    </style:style>
    <style:style style:name="T81" style:family="text">
      <style:text-properties officeooo:rsid="00b78ab4"/>
    </style:style>
    <style:style style:name="T82" style:family="text">
      <style:text-properties officeooo:rsid="00b8d8e6"/>
    </style:style>
    <style:style style:name="T83" style:family="text">
      <style:text-properties officeooo:rsid="00ba02a0"/>
    </style:style>
    <style:style style:name="T84" style:family="text">
      <style:text-properties officeooo:rsid="00ba8318"/>
    </style:style>
    <style:style style:name="T85" style:family="text">
      <style:text-properties officeooo:rsid="00bdcb58"/>
    </style:style>
    <style:style style:name="T86" style:family="text">
      <style:text-properties officeooo:rsid="00c0517e"/>
    </style:style>
    <style:style style:name="T87" style:family="text">
      <style:text-properties officeooo:rsid="00c32cc8"/>
    </style:style>
    <style:style style:name="T88" style:family="text">
      <style:text-properties officeooo:rsid="00c7504b"/>
    </style:style>
    <style:style style:name="T89" style:family="text">
      <style:text-properties officeooo:rsid="00c85e6e"/>
    </style:style>
    <style:style style:name="T90" style:family="text">
      <style:text-properties officeooo:rsid="00cabfa6"/>
    </style:style>
    <style:style style:name="T91" style:family="text">
      <style:text-properties officeooo:rsid="0069851a"/>
    </style:style>
    <style:style style:name="T92" style:family="text">
      <style:text-properties officeooo:rsid="00cec9a3"/>
    </style:style>
    <style:style style:name="T93" style:family="text">
      <style:text-properties officeooo:rsid="00d254a4"/>
    </style:style>
    <style:style style:name="T94" style:family="text">
      <style:text-properties officeooo:rsid="00d4cb0d"/>
    </style:style>
    <style:style style:name="T95" style:family="text">
      <style:text-properties officeooo:rsid="00d52781"/>
    </style:style>
    <style:style style:name="T96" style:family="text">
      <style:text-properties officeooo:rsid="00d69e80"/>
    </style:style>
    <style:style style:name="T97" style:family="text">
      <style:text-properties style:font-name="Courier New"/>
    </style:style>
    <style:style style:name="T98" style:family="text">
      <style:text-properties style:font-name="Courier New" officeooo:rsid="006b4251"/>
    </style:style>
    <style:style style:name="T99" style:family="text">
      <style:text-properties officeooo:rsid="00d6f590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officeooo:rsid="00fb9e78" style:font-style-asian="italic" style:font-style-complex="italic"/>
    </style:style>
    <style:style style:name="T102" style:family="text">
      <style:text-properties officeooo:rsid="00d8d1f3"/>
    </style:style>
    <style:style style:name="T103" style:family="text">
      <style:text-properties officeooo:rsid="00db53f4"/>
    </style:style>
    <style:style style:name="T104" style:family="text">
      <style:text-properties officeooo:rsid="00dee1ff"/>
    </style:style>
    <style:style style:name="T105" style:family="text">
      <style:text-properties officeooo:rsid="00e0dcda"/>
    </style:style>
    <style:style style:name="T106" style:family="text">
      <style:text-properties officeooo:rsid="00e4d8bb"/>
    </style:style>
    <style:style style:name="T107" style:family="text">
      <style:text-properties officeooo:rsid="00e6a420"/>
    </style:style>
    <style:style style:name="T108" style:family="text">
      <style:text-properties officeooo:rsid="00eac45b"/>
    </style:style>
    <style:style style:name="T109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10" style:family="text">
      <style:text-properties fo:font-variant="normal" fo:text-transform="none" fo:color="#222222" style:font-name="Liberation Serif" fo:font-size="12pt" fo:letter-spacing="normal" fo:font-style="normal" fo:font-weight="normal" officeooo:rsid="00ebe860" style:font-size-asian="12pt" style:font-size-complex="12pt"/>
    </style:style>
    <style:style style:name="T111" style:family="text">
      <style:text-properties fo:font-variant="normal" fo:text-transform="none" fo:color="#222222" style:font-name="Liberation Serif" fo:font-size="12pt" fo:letter-spacing="normal" fo:font-style="normal" fo:font-weight="normal" officeooo:rsid="00ef4f9f" style:font-size-asian="12pt" style:font-size-complex="12pt"/>
    </style:style>
    <style:style style:name="T112" style:family="text">
      <style:text-properties officeooo:rsid="00ef4f9f"/>
    </style:style>
    <style:style style:name="T113" style:family="text">
      <style:text-properties style:font-name="Liberation Serif" fo:font-size="12pt" style:font-size-asian="12pt" style:font-size-complex="12pt"/>
    </style:style>
    <style:style style:name="T114" style:family="text">
      <style:text-properties officeooo:rsid="00f0985a"/>
    </style:style>
    <style:style style:name="T115" style:family="text">
      <style:text-properties officeooo:rsid="00f0bd58"/>
    </style:style>
    <style:style style:name="T116" style:family="text">
      <style:text-properties officeooo:rsid="00f37c1c"/>
    </style:style>
    <style:style style:name="T117" style:family="text">
      <style:text-properties officeooo:rsid="00f86f34"/>
    </style:style>
    <style:style style:name="T118" style:family="text">
      <style:text-properties officeooo:rsid="00f979ed"/>
    </style:style>
    <style:style style:name="T119" style:family="text">
      <style:text-properties officeooo:rsid="00f9cb79"/>
    </style:style>
    <style:style style:name="T120" style:family="text">
      <style:text-properties officeooo:rsid="00fb9e7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7" text:outline-level="1"><text:bookmark-start text:name="__RefHeading___Toc2006_3356084185"/>ETE<text:bookmark-end text:name="__RefHeading___Toc2006_3356084185"/></text:h>
      <text:h text:style-name="P106" text:outline-level="1" text:is-list-header="true"><text:bookmark-start text:name="__RefHeading___Toc2008_3356084185"/>An MD<text:span text:style-name="T92">E</text:span> <text:span text:style-name="T104">workshop</text:span><text:bookmark-end text:name="__RefHeading___Toc2008_3356084185"/></text:h>
      <text:h text:style-name="P106" text:outline-level="1" text:is-list-header="true"><text:bookmark-start text:name="__RefHeading___Toc2010_3356084185"/>User Manual <text:span text:style-name="T1">v. 3.1</text:span><text:bookmark-end text:name="__RefHeading___Toc2010_3356084185"/></text:h>
      <text:table-of-content text:style-name="Sect1" text:protected="true" text:name="Table of Contents1">
        <text:table-of-content-source text:outline-level="4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3"><text:a xlink:type="simple" xlink:href="#__RefHeading___Toc2010_3356084185" text:style-name="Index_20_Link" text:visited-style-name="Index_20_Link">User Manual v. 3.1<text:tab/>1</text:a></text:p>
          <text:p text:style-name="P108"><text:a xlink:type="simple" xlink:href="#__RefHeading___Toc1650_3356084185" text:style-name="Index_20_Link" text:visited-style-name="Index_20_Link">A Introduction<text:tab/>2</text:a></text:p>
          <text:p text:style-name="P84"><text:a xlink:type="simple" xlink:href="#__RefHeading___Toc1652_3356084185" text:style-name="Index_20_Link" text:visited-style-name="Index_20_Link">1 Overview<text:tab/>2</text:a></text:p>
          <text:p text:style-name="P84"><text:a xlink:type="simple" xlink:href="#__RefHeading___Toc1654_3356084185" text:style-name="Index_20_Link" text:visited-style-name="Index_20_Link">2 Installation<text:tab/>3</text:a></text:p>
          <text:p text:style-name="P109"><text:a xlink:type="simple" xlink:href="#__RefHeading___Toc1656_3356084185" text:style-name="Index_20_Link" text:visited-style-name="Index_20_Link">2.1 Prerequisites<text:tab/>3</text:a></text:p>
          <text:p text:style-name="P109"><text:a xlink:type="simple" xlink:href="#__RefHeading___Toc1658_3356084185" text:style-name="Index_20_Link" text:visited-style-name="Index_20_Link">2.2 Util library<text:tab/>3</text:a></text:p>
          <text:p text:style-name="P109"><text:a xlink:type="simple" xlink:href="#__RefHeading___Toc1660_3356084185" text:style-name="Index_20_Link" text:visited-style-name="Index_20_Link">2.3 Ete tool chain<text:tab/>3</text:a></text:p>
          <text:p text:style-name="P84"><text:a xlink:type="simple" xlink:href="#__RefHeading___Toc1662_3356084185" text:style-name="Index_20_Link" text:visited-style-name="Index_20_Link">3 A first example<text:tab/>4</text:a></text:p>
          <text:p text:style-name="P109"><text:a xlink:type="simple" xlink:href="#__RefHeading___Toc1664_3356084185" text:style-name="Index_20_Link" text:visited-style-name="Index_20_Link">3.1 Building, running an modifying a first example<text:tab/>4</text:a></text:p>
          <text:p text:style-name="P109"><text:a xlink:type="simple" xlink:href="#__RefHeading___Toc1666_3356084185" text:style-name="Index_20_Link" text:visited-style-name="Index_20_Link">3.2 Examining and modifying the model<text:tab/>4</text:a></text:p>
          <text:p text:style-name="P84"><text:a xlink:type="simple" xlink:href="#__RefHeading___Toc1756_3836580230" text:style-name="Index_20_Link" text:visited-style-name="Index_20_Link">4 The process at a glance<text:tab/>4</text:a></text:p>
          <text:p text:style-name="P108"><text:a xlink:type="simple" xlink:href="#__RefHeading___Toc1758_3836580230" text:style-name="Index_20_Link" text:visited-style-name="Index_20_Link">B Some details of the process<text:tab/>4</text:a></text:p>
          <text:p text:style-name="P84"><text:a xlink:type="simple" xlink:href="#__RefHeading___Toc1668_3356084185" text:style-name="Index_20_Link" text:visited-style-name="Index_20_Link">1 The pipeline<text:tab/>5</text:a></text:p>
          <text:p text:style-name="P84"><text:a xlink:type="simple" xlink:href="#__RefHeading___Toc1670_3356084185" text:style-name="Index_20_Link" text:visited-style-name="Index_20_Link">2 Configuration file<text:tab/>5</text:a></text:p>
          <text:p text:style-name="P109"><text:a xlink:type="simple" xlink:href="#__RefHeading___Toc1760_3836580230" text:style-name="Index_20_Link" text:visited-style-name="Index_20_Link">2.1 Introduction<text:tab/>5</text:a></text:p>
          <text:p text:style-name="P109"><text:a xlink:type="simple" xlink:href="#__RefHeading___Toc1762_3836580230" text:style-name="Index_20_Link" text:visited-style-name="Index_20_Link">2.2 Actions and parameters<text:tab/>5</text:a></text:p>
          <text:p text:style-name="P109"><text:a xlink:type="simple" xlink:href="#__RefHeading___Toc1764_3836580230" text:style-name="Index_20_Link" text:visited-style-name="Index_20_Link">2.3 Expression language<text:tab/>5</text:a></text:p>
          <text:p text:style-name="P84"><text:a xlink:type="simple" xlink:href="#__RefHeading___Toc1766_3836580230" text:style-name="Index_20_Link" text:visited-style-name="Index_20_Link">3 Overview of main actions<text:tab/>6</text:a></text:p>
          <text:p text:style-name="P109"><text:a xlink:type="simple" xlink:href="#__RefHeading___Toc1768_3836580230" text:style-name="Index_20_Link" text:visited-style-name="Index_20_Link">3.1 Conditional actions<text:tab/>6</text:a></text:p>
          <text:p text:style-name="P109"><text:a xlink:type="simple" xlink:href="#__RefHeading___Toc1770_3836580230" text:style-name="Index_20_Link" text:visited-style-name="Index_20_Link">3.2 Templates<text:tab/>6</text:a></text:p>
          <text:p text:style-name="P109"><text:a xlink:type="simple" xlink:href="#__RefHeading___Toc1772_3836580230" text:style-name="Index_20_Link" text:visited-style-name="Index_20_Link">3.3 Modules<text:tab/>7</text:a></text:p>
          <text:p text:style-name="P109"><text:a xlink:type="simple" xlink:href="#__RefHeading___Toc1774_3836580230" text:style-name="Index_20_Link" text:visited-style-name="Index_20_Link">3.4 Polymorphic module call<text:tab/>7</text:a></text:p>
          <text:p text:style-name="P109"><text:a xlink:type="simple" xlink:href="#__RefHeading___Toc1672_3356084185" text:style-name="Index_20_Link" text:visited-style-name="Index_20_Link">3.5 « Block » actions<text:tab/>7</text:a></text:p>
          <text:p text:style-name="P109"><text:a xlink:type="simple" xlink:href="#__RefHeading___Toc1776_3836580230" text:style-name="Index_20_Link" text:visited-style-name="Index_20_Link">3.6 Model action<text:tab/>7</text:a></text:p>
          <text:p text:style-name="P84"><text:a xlink:type="simple" xlink:href="#__RefHeading___Toc1674_3356084185" text:style-name="Index_20_Link" text:visited-style-name="Index_20_Link">4 Velocity templates<text:tab/>8</text:a></text:p>
          <text:p text:style-name="P109"><text:a xlink:type="simple" xlink:href="#__RefHeading___Toc1676_3356084185" text:style-name="Index_20_Link" text:visited-style-name="Index_20_Link">4.1 Overview<text:tab/>8</text:a></text:p>
          <text:p text:style-name="P109"><text:a xlink:type="simple" xlink:href="#__RefHeading___Toc1678_3356084185" text:style-name="Index_20_Link" text:visited-style-name="Index_20_Link">4.2 Expression language<text:tab/>8</text:a></text:p>
          <text:p text:style-name="P109"><text:a xlink:type="simple" xlink:href="#__RefHeading___Toc1680_3356084185" text:style-name="Index_20_Link" text:visited-style-name="Index_20_Link">4.3 Control flow instructions<text:tab/>8</text:a></text:p>
          <text:p text:style-name="P84"><text:a xlink:type="simple" xlink:href="#__RefHeading___Toc1682_3356084185" text:style-name="Index_20_Link" text:visited-style-name="Index_20_Link">5 Overview of actions and parameters<text:tab/>8</text:a></text:p>
          <text:p text:style-name="P84"><text:a xlink:type="simple" xlink:href="#__RefHeading___Toc1684_3356084185" text:style-name="Index_20_Link" text:visited-style-name="Index_20_Link">6 Patterns<text:tab/>9</text:a></text:p>
          <text:p text:style-name="P109"><text:a xlink:type="simple" xlink:href="#__RefHeading___Toc1686_3356084185" text:style-name="Index_20_Link" text:visited-style-name="Index_20_Link">6.1 Stand alone pattern<text:tab/>9</text:a></text:p>
          <text:p text:style-name="P109"><text:a xlink:type="simple" xlink:href="#__RefHeading___Toc1688_3356084185" text:style-name="Index_20_Link" text:visited-style-name="Index_20_Link">6.2 External pattern<text:tab/>9</text:a></text:p>
          <text:p text:style-name="P108"><text:a xlink:type="simple" xlink:href="#__RefHeading___Toc1690_3356084185" text:style-name="Index_20_Link" text:visited-style-name="Index_20_Link">C Building a JSF application from archetype<text:tab/>9</text:a></text:p>
          <text:p text:style-name="P84"><text:a xlink:type="simple" xlink:href="#__RefHeading___Toc1692_3356084185" text:style-name="Index_20_Link" text:visited-style-name="Index_20_Link">1 Install the archetype<text:tab/>9</text:a></text:p>
          <text:p text:style-name="P84"><text:a xlink:type="simple" xlink:href="#__RefHeading___Toc1694_3356084185" text:style-name="Index_20_Link" text:visited-style-name="Index_20_Link">2 Create the project from the archetype<text:tab/>9</text:a></text:p>
          <text:p text:style-name="P84"><text:a xlink:type="simple" xlink:href="#__RefHeading___Toc1696_3356084185" text:style-name="Index_20_Link" text:visited-style-name="Index_20_Link">3 Examine and edit the model<text:tab/>10</text:a></text:p>
          <text:p text:style-name="P84"><text:a xlink:type="simple" xlink:href="#__RefHeading___Toc1778_3836580230" text:style-name="Index_20_Link" text:visited-style-name="Index_20_Link">4 Examine and edit the configuration file<text:tab/>10</text:a></text:p>
          <text:p text:style-name="P84"><text:a xlink:type="simple" xlink:href="#__RefHeading___Toc1780_3836580230" text:style-name="Index_20_Link" text:visited-style-name="Index_20_Link">5 Build and run the project<text:tab/>10</text:a></text:p>
          <text:p text:style-name="P108"><text:a xlink:type="simple" xlink:href="#__RefHeading___Toc1698_3356084185" text:style-name="Index_20_Link" text:visited-style-name="Index_20_Link">D Building an Angular 5 application<text:tab/>10</text:a></text:p>
          <text:p text:style-name="P108"><text:a xlink:type="simple" xlink:href="#__RefHeading___Toc1700_3356084185" text:style-name="Index_20_Link" text:visited-style-name="Index_20_Link">E Building a meta-model implementation<text:tab/>10</text:a></text:p>
          <text:p text:style-name="P108"><text:a xlink:type="simple" xlink:href="#__RefHeading___Toc1702_3356084185" text:style-name="Index_20_Link" text:visited-style-name="Index_20_Link">F Building a language implementation from scratch<text:tab/>10</text:a></text:p>
          <text:p text:style-name="P108"><text:soft-page-break/><text:a xlink:type="simple" xlink:href="#__RefHeading___Toc1782_3836580230" text:style-name="Index_20_Link" text:visited-style-name="Index_20_Link">G Use of OCL in the models<text:tab/>10</text:a></text:p>
          <text:p text:style-name="P108"><text:a xlink:type="simple" xlink:href="#__RefHeading___Toc1704_3356084185" text:style-name="Index_20_Link" text:visited-style-name="Index_20_Link">H Reference<text:tab/>10</text:a></text:p>
          <text:p text:style-name="P84"><text:a xlink:type="simple" xlink:href="#__RefHeading___Toc1706_3356084185" text:style-name="Index_20_Link" text:visited-style-name="Index_20_Link">1 Configuration file<text:tab/>10</text:a></text:p>
          <text:p text:style-name="P109"><text:a xlink:type="simple" xlink:href="#__RefHeading___Toc1708_3356084185" text:style-name="Index_20_Link" text:visited-style-name="Index_20_Link">1.1 Overview<text:tab/>10</text:a></text:p>
          <text:p text:style-name="P109"><text:a xlink:type="simple" xlink:href="#__RefHeading___Toc1710_3356084185" text:style-name="Index_20_Link" text:visited-style-name="Index_20_Link">1.2 Parameters<text:tab/>10</text:a></text:p>
          <text:p text:style-name="P84"><text:a xlink:type="simple" xlink:href="#__RefHeading___Toc1712_3356084185" text:style-name="Index_20_Link" text:visited-style-name="Index_20_Link">2 Actions<text:tab/>11</text:a></text:p>
          <text:p text:style-name="P84"><text:a xlink:type="simple" xlink:href="#__RefHeading___Toc1784_3836580230" text:style-name="Index_20_Link" text:visited-style-name="Index_20_Link">3 Templates<text:tab/>11</text:a></text:p>
          <text:p text:style-name="P84"><text:a xlink:type="simple" xlink:href="#__RefHeading___Toc1714_3356084185" text:style-name="Index_20_Link" text:visited-style-name="Index_20_Link">4 Modules<text:tab/>11</text:a></text:p>
          <text:p text:style-name="P109"><text:a xlink:type="simple" xlink:href="#__RefHeading___Toc1716_3356084185" text:style-name="Index_20_Link" text:visited-style-name="Index_20_Link">4.1 Pojo<text:tab/>11</text:a></text:p>
          <text:p text:style-name="P109"><text:a xlink:type="simple" xlink:href="#__RefHeading___Toc1718_3356084185" text:style-name="Index_20_Link" text:visited-style-name="Index_20_Link">4.2 JPA<text:tab/>11</text:a></text:p>
          <text:p text:style-name="P109"><text:a xlink:type="simple" xlink:href="#__RefHeading___Toc1720_3356084185" text:style-name="Index_20_Link" text:visited-style-name="Index_20_Link">4.3 JSF<text:tab/>11</text:a></text:p>
          <text:p text:style-name="P109"><text:a xlink:type="simple" xlink:href="#__RefHeading___Toc1722_3356084185" text:style-name="Index_20_Link" text:visited-style-name="Index_20_Link">4.4 Spec<text:tab/>11</text:a></text:p>
          <text:p text:style-name="P109"><text:a xlink:type="simple" xlink:href="#__RefHeading___Toc1724_3356084185" text:style-name="Index_20_Link" text:visited-style-name="Index_20_Link">4.5 Language<text:tab/>11</text:a></text:p>
          <text:p text:style-name="P84"><text:a xlink:type="simple" xlink:href="#__RefHeading___Toc1728_3356084185" text:style-name="Index_20_Link" text:visited-style-name="Index_20_Link">5 Abstract factory framework<text:tab/>11</text:a></text:p>
          <text:p text:style-name="P109"><text:a xlink:type="simple" xlink:href="#__RefHeading___Toc1730_3356084185" text:style-name="Index_20_Link" text:visited-style-name="Index_20_Link">5.1 Abstract factory<text:tab/>11</text:a></text:p>
          <text:p text:style-name="P109"><text:a xlink:type="simple" xlink:href="#__RefHeading___Toc1732_3356084185" text:style-name="Index_20_Link" text:visited-style-name="Index_20_Link">5.2 Hierarchy and inheritance<text:tab/>11</text:a></text:p>
          <text:p text:style-name="P109"><text:a xlink:type="simple" xlink:href="#__RefHeading___Toc1734_3356084185" text:style-name="Index_20_Link" text:visited-style-name="Index_20_Link">5.3 Registry<text:tab/>11</text:a></text:p>
          <text:p text:style-name="P109"><text:a xlink:type="simple" xlink:href="#__RefHeading___Toc1736_3356084185" text:style-name="Index_20_Link" text:visited-style-name="Index_20_Link">5.4 Factories, singletons and friends<text:tab/>12</text:a></text:p>
          <text:p text:style-name="P84"><text:a xlink:type="simple" xlink:href="#__RefHeading___Toc1738_3356084185" text:style-name="Index_20_Link" text:visited-style-name="Index_20_Link">6 Configuration<text:tab/>12</text:a></text:p>
          <text:p text:style-name="P84"><text:a xlink:type="simple" xlink:href="#__RefHeading___Toc1744_3356084185" text:style-name="Index_20_Link" text:visited-style-name="Index_20_Link">7 Expression language used in the configuration file<text:tab/>12</text:a></text:p>
          <text:p text:style-name="P84"><text:a xlink:type="simple" xlink:href="#__RefHeading___Toc1752_3356084185" text:style-name="Index_20_Link" text:visited-style-name="Index_20_Link">8 Standard actions reference<text:tab/>13</text:a></text:p>
          <text:p text:style-name="P84"><text:a xlink:type="simple" xlink:href="#__RefHeading___Toc1770_3356084185" text:style-name="Index_20_Link" text:visited-style-name="Index_20_Link">9 Details of some modules and templates<text:tab/>14</text:a></text:p>
          <text:p text:style-name="P109"><text:a xlink:type="simple" xlink:href="#__RefHeading___Toc1772_3356084185" text:style-name="Index_20_Link" text:visited-style-name="Index_20_Link">9.1 The specification module TODO<text:tab/>14</text:a></text:p>
          <text:p text:style-name="P109"><text:a xlink:type="simple" xlink:href="#__RefHeading___Toc1774_3356084185" text:style-name="Index_20_Link" text:visited-style-name="Index_20_Link">9.2 Use of composition in User Interface crafting TODO<text:tab/>14</text:a></text:p>
          <text:p text:style-name="P109"><text:a xlink:type="simple" xlink:href="#__RefHeading___Toc1776_3356084185" text:style-name="Index_20_Link" text:visited-style-name="Index_20_Link">9.3 Use of composition in JPA templates TODO<text:tab/>14</text:a></text:p>
          <text:p text:style-name="P109"><text:a xlink:type="simple" xlink:href="#__RefHeading___Toc1778_3356084185" text:style-name="Index_20_Link" text:visited-style-name="Index_20_Link">9.4 The specification module<text:tab/>14</text:a></text:p>
          <text:p text:style-name="P109"><text:a xlink:type="simple" xlink:href="#__RefHeading___Toc1780_3356084185" text:style-name="Index_20_Link" text:visited-style-name="Index_20_Link">9.5 The language module TODO<text:tab/>15</text:a></text:p>
          <text:p text:style-name="P84"><text:a xlink:type="simple" xlink:href="#__RefHeading___Toc1782_3356084185" text:style-name="Index_20_Link" text:visited-style-name="Index_20_Link">10 Generalized expression language<text:tab/>15</text:a></text:p>
          <text:p text:style-name="P84"><text:a xlink:type="simple" xlink:href="#__RefHeading___Toc1786_3356084185" text:style-name="Index_20_Link" text:visited-style-name="Index_20_Link">11 Current work<text:tab/>16</text:a></text:p>
          <text:p text:style-name="P84"><text:a xlink:type="simple" xlink:href="#__RefHeading___Toc1788_3356084185" text:style-name="Index_20_Link" text:visited-style-name="Index_20_Link">12 Future work<text:tab/>16</text:a></text:p>
        </text:index-body>
      </text:table-of-content>
      <text:p text:style-name="P48"/>
      <text:h text:style-name="P79" text:outline-level="2"><text:bookmark-start text:name="__RefHeading___Toc1650_3356084185"/>Introduction<text:bookmark-end text:name="__RefHeading___Toc1650_3356084185"/></text:h>
      <text:h text:style-name="P85" text:outline-level="3"><text:bookmark-start text:name="__RefHeading___Toc1652_3356084185"/>Overview<text:bookmark-end text:name="__RefHeading___Toc1652_3356084185"/></text:h>
      <text:p text:style-name="P1">E<text:span text:style-name="T96">TE</text:span> is a highly flexible collection of tools to run MD<text:span text:style-name="T43">E</text:span> (Model Driven <text:span text:style-name="T43">Engineering</text:span>) processes.</text:p>
      <text:p text:style-name="P1">It mainly contains a library and a maven plugin to run that library in a maven buil<text:span text:style-name="T36">d</text:span> process.</text:p>
      <text:p text:style-name="P1"><text:span text:style-name="T56">Although this guide focuses on the use of the maven plugin, t</text:span>he library itself is independant and can be embedded in any java application.</text:p>
      <text:p text:style-name="P32">An ete process transforms « models » (i.e. descriptions of systems) expressed in UML (actually MOF which is a subset of UML). Some transformations can create side effects such as creating files, an the most frequent use of <text:span text:style-name="T96">ETE</text:span> is code generation.</text:p>
      <text:p text:style-name="P18">Main feature<text:span text:style-name="T57">s</text:span> of these tools are :</text:p>
      <text:list xml:id="list353932805" text:style-name="L1">
        <text:list-item>
          <text:p text:style-name="P134">flexibility : everything can be customized, parameterized, <text:span text:style-name="T47">mainly through UML stereotypes and internal variables</text:span></text:p>
        </text:list-item>
        <text:list-item>
          <text:p text:style-name="P134"><text:soft-page-break/>standard : the tools rely upon broadly accepted standards : MOF, <text:span text:style-name="T45">OCL, Alf (TODO), Mof-Qvt (TODO), </text:span>maven, Velocity… <text:span text:style-name="T46">The examples use JavaSE, JavaEE (JSF), C, Angular (TODO), ReactJS (TODO)...</text:span></text:p>
        </text:list-item>
        <text:list-item>
          <text:p text:style-name="P134">modularity : the tools come with many templates packaged as modules which makes them easy to reuse</text:p>
        </text:list-item>
        <text:list-item>
          <text:p text:style-name="P134"><text:span text:style-name="T96">ADVANCED SEMANTICS</text:span> : <text:span text:style-name="T45">a MOF model can contain detailed information which can be leveraged to build smart user interface for example ; furthermore the tools read OCL constraints and turn them to methods : a post condition of a method specification is translated to the body of that method, a pre condition is translated to a validating method, a class invariant is translated to validating methods as well as querying methods.</text:span></text:p>
        </text:list-item>
      </text:list>
      <text:h text:style-name="P86" text:outline-level="3"><text:bookmark-start text:name="__RefHeading___Toc1654_3356084185"/>Installation<text:bookmark-end text:name="__RefHeading___Toc1654_3356084185"/></text:h>
      <text:h text:style-name="P110" text:outline-level="4"><text:bookmark-start text:name="__RefHeading___Toc1656_3356084185"/>Prerequisit<text:span text:style-name="T36">e</text:span>s<text:bookmark-end text:name="__RefHeading___Toc1656_3356084185"/></text:h>
      <text:p text:style-name="P2"><text:span text:style-name="T96">ETE</text:span> <text:span text:style-name="T96">needs</text:span> Java 8.</text:p>
      <text:p text:style-name="P2"><text:span text:style-name="T96">ETE</text:span> maven plugin needs at least maven 3.0 (the current release has been tested only against 3.5 <text:span text:style-name="T44">but should work with maven 3.0</text:span>)</text:p>
      <text:p text:style-name="P31"><text:span text:style-name="T91">A UML modeller can be useful</text:span>. That modeller should be able to import UML 2.4 / XMI 2.1 (or superior) in order to <text:span text:style-name="T44">read</text:span> the examples and it shou<text:span text:style-name="T37">l</text:span>d be able to export files in that format in order to edit the models. <text:span text:style-name="T94">It must handle OCL constraints as invariants, preconditions, postconditions.</text:span></text:p>
      <text:p text:style-name="P67">Currently, <text:span text:style-name="T96">ETE</text:span> ha<text:span text:style-name="T95">s</text:span> been tested with MagicDraw (≥17.0).</text:p>
      <text:h text:style-name="P111" text:outline-level="4"><text:bookmark-start text:name="__RefHeading___Toc1658_3356084185"/>Util library<text:bookmark-end text:name="__RefHeading___Toc1658_3356084185"/></text:h>
      <text:p text:style-name="P3">The tools use the util library. This library contains dynamic versions of Visitor and Abstract Factory design patterns.</text:p>
      <text:p text:style-name="P22">Download the library from : TODO</text:p>
      <text:p text:style-name="P68">In a terminal, navigate to the library directory and run the command : <text:span text:style-name="T22">mvn install</text:span></text:p>
      <text:h text:style-name="P112" text:outline-level="4"><text:bookmark-start text:name="__RefHeading___Toc1660_3356084185"/>Ete tool chain<text:bookmark-end text:name="__RefHeading___Toc1660_3356084185"/></text:h>
      <text:p text:style-name="P69">Download the project fr<text:span text:style-name="T96">o</text:span>m : TODO</text:p>
      <text:p text:style-name="P70">The directory where you install the project will be designated as <text:span text:style-name="T4">${ete base directory}</text:span></text:p>
      <text:p text:style-name="P69">In a terminal, navigate to the library directory and run the command : <text:span text:style-name="T22">mvn install</text:span></text:p>
      <text:p text:style-name="P174">The former command should trigger a long process. Actually, it downloads all dependances of the tools, the samples and the archetypes (see below) and </text:p>
      <text:h text:style-name="P87" text:outline-level="3"><text:bookmark-start text:name="__RefHeading___Toc1662_3356084185"/><text:soft-page-break/>A first example<text:bookmark-end text:name="__RefHeading___Toc1662_3356084185"/></text:h>
      <text:h text:style-name="Heading_20_4" text:outline-level="4"><text:bookmark-start text:name="__RefHeading___Toc1664_3356084185"/>Building, running <text:span text:style-name="T33">an modifying a first</text:span> example<text:bookmark-end text:name="__RefHeading___Toc1664_3356084185"/></text:h>
      <text:p text:style-name="P4">The traditional « Hello world » project can be found in <text:span text:style-name="T58">the </text:span><text:span text:style-name="T12">ete-toolchain/samples/helloworld</text:span><text:span text:style-name="T58"> directory</text:span></text:p>
      <text:p text:style-name="P4">In a terminal, move to the project, then run the usual <text:span text:style-name="T7">maven</text:span> instruction :</text:p>
      <text:p text:style-name="P6">mvn install</text:p>
      <text:p text:style-name="P24">You should be able to run the example with <text:span text:style-name="T58">the command :</text:span></text:p>
      <text:p text:style-name="P7">java -jar target/helloworld.jar</text:p>
      <text:h text:style-name="Heading_20_4" text:outline-level="4"><text:bookmark-start text:name="__RefHeading___Toc1666_3356084185"/>Examining <text:span text:style-name="T3">and modifying</text:span> the model<text:bookmark-end text:name="__RefHeading___Toc1666_3356084185"/></text:h>
      <text:p text:style-name="P5">The model is <text:span text:style-name="T59">the</text:span> <text:s/><text:span text:style-name="T12">ete-toolchain/samples/helloworld/</text:span><text:span text:style-name="T13">src/main/mda/helloworld.xmi</text:span><text:span text:style-name="T30"> file.</text:span></text:p>
      <text:p text:style-name="P4">Open it with <text:span text:style-name="T2">your favorite</text:span> UML editor <text:span text:style-name="T42">(it must be XMI 2.1 aware)</text:span>. </text:p>
      <text:p text:style-name="P8">The model contains two classes :</text:p>
      <text:list xml:id="list2673684746" text:style-name="L2">
        <text:list-item>
          <text:p text:style-name="P135">Hello</text:p>
        </text:list-item>
        <text:list-item>
          <text:p text:style-name="P135">World</text:p>
        </text:list-item>
      </text:list>
      <text:p text:style-name="P8">You can modify, delete these classes <text:span text:style-name="T56">adding or deleting properties</text:span>, <text:span text:style-name="T56">add</text:span> new ones. <text:span text:style-name="T3">Then export your model as MyModel.xmi (the extension does not matter) in the « models » directory, rerun the commands (build and run) et voilà !</text:span></text:p>
      <text:h text:style-name="P88" text:outline-level="3"><text:bookmark-start text:name="__RefHeading___Toc1756_3836580230"/>The process at a glance<text:bookmark-end text:name="__RefHeading___Toc1756_3836580230"/></text:h>
      <text:p text:style-name="P59">To build an E<text:span text:style-name="T96">TE</text:span> project we typically run the following actions :</text:p>
      <text:list xml:id="list4112980590" text:style-name="L3">
        <text:list-item>
          <text:p text:style-name="P137">create a new empty project or a project from an archetype</text:p>
        </text:list-item>
        <text:list-item>
          <text:p text:style-name="P137">edit the model with a UML tool and save it under the src/main/mda directory or a subdirectory</text:p>
        </text:list-item>
        <text:list-item>
          <text:p text:style-name="P176">create templates, modules</text:p>
        </text:list-item>
        <text:list-item>
          <text:p text:style-name="P137">edit the configuration file <text:span text:style-name="T98">src/main/mda/ete-config.xml</text:span><text:span text:style-name="T80"> ; add actions, modules</text:span></text:p>
        </text:list-item>
        <text:list-item>
          <text:p text:style-name="P138">run <text:span text:style-name="T4">mvn install</text:span>, that’s all</text:p>
        </text:list-item>
      </text:list>
      <text:p text:style-name="P139">The following pages give some details on the this process then run through a bunch of examples.</text:p>
      <text:p text:style-name="P202">The reader who wishes to build projects right now can skip the <text:span text:style-name="T120">B, C, D sections and jump to </text:span><text:span text:style-name="T101">E Archetypes</text:span><text:span text:style-name="T120">.</text:span></text:p>
      <text:h text:style-name="P80" text:outline-level="2"><text:bookmark-start text:name="__RefHeading___Toc1758_3836580230"/><text:soft-page-break/>Some details of the process<text:bookmark-end text:name="__RefHeading___Toc1758_3836580230"/></text:h>
      <text:p text:style-name="P60">In order to customize the process, it can be useful to know some details.</text:p>
      <text:h text:style-name="P89" text:outline-level="3"><text:bookmark-start text:name="__RefHeading___Toc1668_3356084185"/>The pipeline<text:bookmark-end text:name="__RefHeading___Toc1668_3356084185"/></text:h>
      <text:p text:style-name="P29">An <text:span text:style-name="T99">ETE</text:span> process is a pipeline made of <text:span text:style-name="T100">actions</text:span>.</text:p>
      <text:p text:style-name="P29">Each action receive<text:span text:style-name="T99">s</text:span> a model and returns a model.</text:p>
      <text:p text:style-name="P33">In a pipeline, each action receives the result of the previous action.</text:p>
      <text:p text:style-name="P60">Typically, a pipeline starts with a « model » action. Such an action reads a model in a source (currently, only XMI files are available as sources)</text:p>
      <text:h text:style-name="P90" text:outline-level="3"><text:bookmark-start text:name="__RefHeading___Toc1670_3356084185"/>Configuration file<text:bookmark-end text:name="__RefHeading___Toc1670_3356084185"/></text:h>
      <text:h text:style-name="P113" text:outline-level="4"><text:bookmark-start text:name="__RefHeading___Toc1760_3836580230"/>Introduction<text:bookmark-end text:name="__RefHeading___Toc1760_3836580230"/></text:h>
      <text:p text:style-name="P175">The configuration file <text:span text:style-name="T60">describes « actions » to drive the process.</text:span></text:p>
      <text:p text:style-name="P175"><text:span text:style-name="T103">By default in maven, it is the </text:span><text:span text:style-name="T23">src/main/mda/ete-config.xml </text:span><text:span text:style-name="T28">file.</text:span></text:p>
      <text:h text:style-name="P113" text:outline-level="4"><text:bookmark-start text:name="__RefHeading___Toc1762_3836580230"/><text:span text:style-name="T81">Actions and p</text:span>arameters<text:bookmark-end text:name="__RefHeading___Toc1762_3836580230"/></text:h>
      <text:p text:style-name="P30">An action is <text:span text:style-name="T81">described by </text:span>an XML element.</text:p>
      <text:p text:style-name="P34">An action can receive parameters as XML attributes or through the <text:span text:style-name="T4">&lt;parameter&gt;</text:span> element.</text:p>
      <text:p text:style-name="P35">Parameters are inherited by all actions in the subtree.</text:p>
      <text:p text:style-name="P49">Examples :</text:p>
      <text:p text:style-name="listing">&lt;model url=’src/main/mda/models/helloworld.xml’/&gt;</text:p>
      <text:list xml:id="list3181996088" text:style-name="L4">
        <text:list-header>
          <text:p text:style-name="P140"/>
        </text:list-header>
      </text:list>
      <text:p text:style-name="listing">&lt;velocity target=’generated-sources/ete’ dialect=’fr.insset.jeanluc.ete.dialect.JavaDialect’ /&gt;</text:p>
      <text:list xml:id="list163235890543382" text:continue-numbering="true" text:style-name="L4">
        <text:list-header>
          <text:p text:style-name="P141"/>
        </text:list-header>
      </text:list>
      <text:p text:style-name="P210">&lt;module src=’../jpa/ete-config.xml’&gt;</text:p>
      <text:p text:style-name="P210"><text:s text:c="10"/>&lt;parameter name=’dialect’ <text:s/>value=’<text:span text:style-name="T68">fr.insset.jeanluc.ete.dialect.JavaDialect</text:span>’/&gt;</text:p>
      <text:p text:style-name="listing">&lt;/module&gt;</text:p>
      <text:list xml:id="list163236028134370" text:continue-numbering="true" text:style-name="L4">
        <text:list-header>
          <text:p text:style-name="P142"/>
        </text:list-header>
      </text:list>
      <text:p text:style-name="P210">&lt;transformation-set dialect=’fr.insset.jeanluc.JavaDialect’&gt;</text:p>
      <text:p text:style-name="P210"><text:s text:c="8"/>&lt;velocity … /&gt;</text:p>
      <text:p text:style-name="listing">&lt;/transformation-set&gt;</text:p>
      <text:list xml:id="list163236488478045" text:continue-numbering="true" text:style-name="L4">
        <text:list-header>
          <text:p text:style-name="P143"><text:soft-page-break/>In this <text:span text:style-name="T102">last </text:span>example, the <text:span text:style-name="T4">velocity</text:span> action inherits the <text:span text:style-name="T4">dialect</text:span> parameter.</text:p>
        </text:list-header>
      </text:list>
      <text:h text:style-name="P114" text:outline-level="4"><text:bookmark-start text:name="__RefHeading___Toc1764_3836580230"/>Expression lang<text:span text:style-name="T69">u</text:span>age<text:bookmark-end text:name="__RefHeading___Toc1764_3836580230"/></text:h>
      <text:p text:style-name="P50">The value of an attribute can <text:span text:style-name="T70">contain</text:span> <text:span text:style-name="T81">a dynamic UEL </text:span>expression. In <text:span text:style-name="T102">such a</text:span> case, when the action is <text:span text:style-name="T102">run</text:span>, the expression is evaluated and the parameter <text:span text:style-name="T81">receives</text:span> <text:span text:style-name="T102">its</text:span> result as value.</text:p>
      <text:p text:style-name="P52">The <text:span text:style-name="T4">model</text:span> variable is defined by default <text:span text:style-name="T72">and is the default context used to resolve identifiers.</text:span></text:p>
      <text:p text:style-name="P51">Example :</text:p>
      <text:p text:style-name="listing">&lt;velocity <text:span text:style-name="T71">items=’${classes}’</text:span></text:p>
      <text:p text:style-name="listing"><text:span text:style-name="T71"><text:s text:c="8"/>target</text:span>=’<text:span text:style-name="T71">generated-sources/ete/fr/insset/</text:span>${<text:span text:style-name="T71">current.name</text:span>}.<text:span text:style-name="T71">java</text:span>’</text:p>
      <text:p text:style-name="listing">/<text:span text:style-name="T71">&gt;</text:span></text:p>
      <text:p text:style-name="P25">In this example, the <text:span text:style-name="T4">classes</text:span> identifier is resolved as the <text:span text:style-name="T4">classes</text:span> property of the model. <text:span text:style-name="T82">The </text:span><text:span text:style-name="T16">items</text:span><text:span text:style-name="T82"> attribute receives the result of the evaluation of the expression, i.e. the collection of classes of the model.</text:span></text:p>
      <text:p text:style-name="P145"><text:span text:style-name="T83">In ETE 3.1, t</text:span>he expression language is UEL 3.0 as defined by JSR <text:span text:style-name="T105">341 (https://www.jcp.org/en/jsr/detail?id=341)</text:span>.</text:p>
      <text:h text:style-name="P91" text:outline-level="3"><text:bookmark-start text:name="__RefHeading___Toc1766_3836580230"/>Overview of main actions<text:bookmark-end text:name="__RefHeading___Toc1766_3836580230"/></text:h>
      <text:h text:style-name="P115" text:outline-level="4"><text:bookmark-start text:name="__RefHeading___Toc1768_3836580230"/>Conditional actions<text:bookmark-end text:name="__RefHeading___Toc1768_3836580230"/></text:h>
      <text:p text:style-name="P53">The <text:span text:style-name="T4">&lt;if&gt;</text:span> action has the <text:span text:style-name="T4">test</text:span> attribute. The value of the <text:span text:style-name="T4">test</text:span> attribute is <text:span text:style-name="T84">usually</text:span> an expression. The content of the action is <text:span text:style-name="T84">run</text:span> if and only if that expression evaluates to <text:span text:style-name="T4">true</text:span>.</text:p>
      <text:p text:style-name="P54">Example :</text:p>
      <text:p text:style-name="listing">&lt;if test=’${ language=<text:span text:style-name="T73">"java"</text:span> }’&gt; … &lt;/if&gt;</text:p>
      <text:h text:style-name="P116" text:outline-level="4"><text:bookmark-start text:name="__RefHeading___Toc1770_3836580230"/><text:span text:style-name="T106">Velocity t</text:span>emplates<text:bookmark-end text:name="__RefHeading___Toc1770_3836580230"/></text:h>
      <text:p text:style-name="P56">The &lt;velocity&gt; action merges a template with a model zero, one or more times.</text:p>
      <text:p text:style-name="P56">Its <text:span text:style-name="T4">template</text:span> attribute specifies the template to apply.</text:p>
      <text:p text:style-name="P56">The value of its <text:span text:style-name="T4">items</text:span> attribute is supposed to be an expression. When the action is run, the expression is evaluated and must return a collection. The template is then applied to each element in that collection.</text:p>
      <text:p text:style-name="P57">Example : </text:p>
      <text:p text:style-name="P207"><text:span text:style-name="T17">&lt;velocity </text:span><text:span text:style-name="T18">items=’${classes}’</text:span></text:p>
      <text:p text:style-name="P209"><text:span text:style-name="T18"><text:s text:c="4"/>t</text:span><text:span text:style-name="T24">emplate=’myTemplate.vm’</text:span></text:p>
      <text:p text:style-name="listing"><text:span text:style-name="T24"><text:s text:c="4"/></text:span><text:span text:style-name="T18">target</text:span><text:span text:style-name="T17">=’</text:span><text:span text:style-name="T18">generated-sources/ete/fr/insset/</text:span><text:span text:style-name="T17">${</text:span><text:span text:style-name="T18">current.name</text:span><text:span text:style-name="T17">}.</text:span><text:span text:style-name="T18">java</text:span><text:span text:style-name="T17">’</text:span></text:p>
      <text:p text:style-name="P208">/<text:span text:style-name="T71">&gt;</text:span></text:p>
      <text:p text:style-name="P26"><text:soft-page-break/>This action generates a file for each class in the model.</text:p>
      <text:p text:style-name="P63"><text:span text:style-name="T31">The value of the </text:span><text:span text:style-name="T20">target</text:span><text:span text:style-name="T31"> attribute is a relative path from the </text:span><text:span text:style-name="T21">outputBase</text:span><text:span text:style-name="T31"> directory </text:span><text:span text:style-name="T32">(by default the target directory</text:span><text:span text:style-name="T31"> of the maven project</text:span><text:span text:style-name="T32">)</text:span><text:span text:style-name="T31">.</text:span></text:p>
      <text:p text:style-name="P63"><text:span text:style-name="T85">The </text:span><text:span text:style-name="T10">&lt;velocity&gt;</text:span><text:span text:style-name="T62"> action accepts the following attributes :</text:span></text:p>
      <text:list xml:id="list3297112672" text:style-name="L8">
        <text:list-item>
          <text:list>
            <text:list-item>
              <text:p text:style-name="P149"><text:span text:style-name="T11">template</text:span>: the path to the template ; the template must be in the same directory as the configuration file or in a subdirectory</text:p>
            </text:list-item>
            <text:list-item>
              <text:p text:style-name="P149"><text:span text:style-name="T4">items</text:span><text:span text:style-name="T28"> </text:span><text:span text:style-name="T29">(optional)</text:span><text:span text:style-name="T4"> </text:span>: the <text:span text:style-name="T27">collection of </text:span>items to process. If this item is absent, the whole model is processed</text:p>
            </text:list-item>
            <text:list-item>
              <text:p text:style-name="P149"><text:span text:style-name="T4">target </text:span>: the file(s) to create. <text:span text:style-name="T27">The action will create an item a file. The </text:span><text:span text:style-name="T5">current</text:span><text:span text:style-name="T27"> variable stands for the processed item</text:span></text:p>
            </text:list-item>
            <text:list-item>
              <text:p text:style-name="P150"><text:span text:style-name="T4">var </text:span>(optional)<text:span text:style-name="T4"> </text:span>: the name of the processed item (by default «<text:span text:style-name="T4"> current </text:span>»)</text:p>
            </text:list-item>
            <text:list-item>
              <text:p text:style-name="P144"><text:span text:style-name="T4">dialect </text:span>: the template can use an instance of the class through the «<text:span text:style-name="T4"> dialect </text:span>» variable.</text:p>
            </text:list-item>
          </text:list>
        </text:list-item>
      </text:list>
      <text:p text:style-name="P146">The action is described with more details later.</text:p>
      <text:h text:style-name="P114" text:outline-level="4"><text:bookmark-start text:name="__RefHeading___Toc1772_3836580230"/>Modules<text:bookmark-end text:name="__RefHeading___Toc1772_3836580230"/></text:h>
      <text:p text:style-name="P62"><text:span text:style-name="T73">The </text:span><text:span text:style-name="T19">&lt;module&gt;</text:span><text:span text:style-name="T73"> action executes an ete pipeline. It is analogous to a method or function call in a usual programming language.</text:span></text:p>
      <text:p text:style-name="P55">Example :</text:p>
      <text:p text:style-name="listing">&lt;module src=’../jpa/ete-config.xml’/&gt;</text:p>
      <text:p text:style-name="P27">The <text:span text:style-name="T88">value of the</text:span> <text:span text:style-name="T4">src</text:span> <text:span text:style-name="T88">parameter</text:span> is <text:span text:style-name="T88">a path</text:span> relative to the directory where the file containing this action resides.</text:p>
      <text:p text:style-name="P28">The called module inherits all the parameters of the calling action (direct parameters <text:span text:style-name="T89">as well as</text:span> inherited parameters).</text:p>
      <text:h text:style-name="P114" text:outline-level="4"><text:bookmark-start text:name="__RefHeading___Toc1774_3836580230"/>Polymorphic module call<text:bookmark-end text:name="__RefHeading___Toc1774_3836580230"/></text:h>
      <text:p text:style-name="P55">The value of the <text:span text:style-name="T4">src</text:span> attribute of the <text:span text:style-name="T4">&lt;module&gt;</text:span> action can contain expressions. This enables « polymorphic » calls.</text:p>
      <text:p text:style-name="P61">Example :</text:p>
      <text:p text:style-name="listing">&lt;module src=’../<text:span text:style-name="T85">${server}/ete-config</text:span>.xml’/&gt;</text:p>
      <text:h text:style-name="P117" text:outline-level="4"><text:bookmark-start text:name="__RefHeading___Toc1672_3356084185"/>« Block » actions<text:bookmark-end text:name="__RefHeading___Toc1672_3356084185"/></text:h>
      <text:list xml:id="list3654130579" text:style-name="L11">
        <text:list-item>
          <text:list>
            <text:list-item>
              <text:list>
                <text:list-item>
                  <text:list>
                    <text:list-header>
                      <text:p text:style-name="P203">The <text:span text:style-name="T4">&lt;mda&gt;</text:span> action is the root element of the XML document. It has no specific semantics and it returns no model since it is not intented to be followed by anything.</text:p>
                    </text:list-header>
                  </text:list>
                </text:list-item>
              </text:list>
            </text:list-item>
          </text:list>
          <text:p text:style-name="P204">The <text:span text:style-name="T4">&lt;transformation-set&gt;</text:span> action defines a block of actions. It<text:span text:style-name="T85">s purpose is</text:span> to share parameter values.</text:p>
        </text:list-item>
      </text:list>
      <text:h text:style-name="P117" text:outline-level="4"><text:bookmark-start text:name="__RefHeading___Toc1776_3836580230"/><text:soft-page-break/>Model action<text:bookmark-end text:name="__RefHeading___Toc1776_3836580230"/></text:h>
      <text:list xml:id="list163237102172723" text:continue-numbering="true" text:style-name="L11">
        <text:list-header>
          <text:p text:style-name="P205"><text:span text:style-name="T62">The </text:span><text:span text:style-name="T10">&lt;model&gt;</text:span><text:span text:style-name="T62"> action reads a model. Its </text:span><text:span text:style-name="T9">url</text:span><text:span text:style-name="T62"> attribute states which model must be used by the following actions. Although the attribute name is </text:span><text:span text:style-name="T9">url</text:span><text:span text:style-name="T61">, currently its value must be a file path. Usually it is a relative file path but it could be an absolute one.</text:span></text:p>
          <text:p text:style-name="P206">The data read by the action are added to the model received by the action. These data are removed at the end of the parent action of the &lt;<text:span text:style-name="T4">model&gt;</text:span> action.</text:p>
        </text:list-header>
      </text:list>
      <text:h text:style-name="P92" text:outline-level="3"><text:bookmark-start text:name="__RefHeading___Toc1674_3356084185"/><text:span text:style-name="T63">V</text:span>elocity templates<text:bookmark-end text:name="__RefHeading___Toc1674_3356084185"/></text:h>
      <text:h text:style-name="P118" text:outline-level="4"><text:bookmark-start text:name="__RefHeading___Toc1676_3356084185"/>Overview<text:bookmark-end text:name="__RefHeading___Toc1676_3356084185"/></text:h>
      <text:p text:style-name="P35">The current release of ete uses only one template engine : <text:span text:style-name="T63">V</text:span>elocity.</text:p>
      <text:p text:style-name="P36">A velocity template is run with a context and produces one file by « merging » the template with the context.</text:p>
      <text:p text:style-name="P36">The context provides variables. <text:span text:style-name="T86">Ete defines the following variables :</text:span></text:p>
      <text:list xml:id="list537659172" text:style-name="L12">
        <text:list-item>
          <text:p text:style-name="P179">model</text:p>
        </text:list-item>
        <text:list-item>
          <text:p text:style-name="P179">current</text:p>
        </text:list-item>
        <text:list-item>
          <text:p text:style-name="P179">dialect</text:p>
        </text:list-item>
        <text:list-item>
          <text:p text:style-name="P151">all the parameters of the action</text:p>
        </text:list-item>
      </text:list>
      <text:p text:style-name="P64">A variable <text:span text:style-name="T4">xxx</text:span> is accessed with <text:span text:style-name="T4">$xxx</text:span> or <text:span text:style-name="T4">${xxx}</text:span> which is useful when concatenating the value of the variable to something else like : <text:span text:style-name="T4">${current}Impl</text:span> for example.</text:p>
      <text:h text:style-name="P118" text:outline-level="4"><text:bookmark-start text:name="__RefHeading___Toc1678_3356084185"/>Expression language<text:bookmark-end text:name="__RefHeading___Toc1678_3356084185"/></text:h>
      <text:p text:style-name="P36">The velocity language uses an expression language. That language is almost like UEL with only slight differences.</text:p>
      <text:p text:style-name="P65">An expression can use properties and operations as well.</text:p>
      <text:p text:style-name="P65">Example :</text:p>
      <text:p text:style-name="listing">${dialect.i2uc($current.type.name)}</text:p>
      <text:h text:style-name="P118" text:outline-level="4"><text:bookmark-start text:name="__RefHeading___Toc1680_3356084185"/>Control flow instructions<text:bookmark-end text:name="__RefHeading___Toc1680_3356084185"/></text:h>
      <text:p text:style-name="P36">Furthermore, the language contains usual instructions :</text:p>
      <text:list xml:id="list3847959234" text:style-name="L14">
        <text:list-item>
          <text:p text:style-name="P152"><text:span text:style-name="T4">#if (</text:span><text:span text:style-name="T14">test</text:span><text:span text:style-name="T15">) … #end</text:span><text:span text:style-name="T64"> executes its content if the </text:span><text:span text:style-name="T15">test</text:span><text:span text:style-name="T64"> expression is evaluated to </text:span><text:span text:style-name="T15">true</text:span></text:p>
        </text:list-item>
        <text:list-item>
          <text:p text:style-name="P152"><text:span text:style-name="T15">#foreach (</text:span><text:span text:style-name="T14">$xxx in yyy)</text:span><text:span text:style-name="T15"> … #end</text:span><text:span text:style-name="T64"> executes its content for every value in the </text:span><text:span text:style-name="T15">yyy</text:span><text:span text:style-name="T64"> collection</text:span></text:p>
        </text:list-item>
      </text:list>
      <text:p text:style-name="P71"/>
      <text:p text:style-name="P180"><text:soft-page-break/>For <text:span text:style-name="T108">more</text:span> information, please r<text:span text:style-name="T87">e</text:span>fer to the Velocity User Manual <text:span text:style-name="T106">(http://velocity.apache.org/engine/1.7/user-guide.html).</text:span></text:p>
      <text:h text:style-name="P93" text:outline-level="3"><text:bookmark-start text:name="__RefHeading___Toc1682_3356084185"/>Overview of actions and parameters<text:bookmark-end text:name="__RefHeading___Toc1682_3356084185"/></text:h>
      <text:p text:style-name="P12">The actions are triggered by a configuration file. The architecture is intented to suppor several langages as configuration langage but currently only an XML langage is supported.</text:p>
      <text:p text:style-name="P10">In the XML configuration, there are two ways for parameterize an action : with an attribute or with an action.</text:p>
      <text:list xml:id="list1551434797" text:style-name="L15">
        <text:list-item>
          <text:p text:style-name="P153">every attribute is automatically turned into a parameter of the action and every action inherits parameters from its ancestor hierarchy.</text:p>
        </text:list-item>
        <text:list-item>
          <text:p text:style-name="P154">The &lt;parameter&gt; action adds a parameter to its parent action through its name and value attributes</text:p>
        </text:list-item>
      </text:list>
      <text:p text:style-name="P11">The parameter action can use defaultValue attribute instead of value attribute. In that case, the parameter is added only if it is not already inherited from the hierarchy of actions.</text:p>
      <text:p text:style-name="P11">The parameter action is also interesting when the order of parameters matters.</text:p>
      <text:h text:style-name="P95" text:outline-level="3"><text:bookmark-start text:name="__RefHeading___Toc1684_3356084185"/>Patterns<text:bookmark-end text:name="__RefHeading___Toc1684_3356084185"/></text:h>
      <text:p text:style-name="P43">Ete can be used following two « patterns » :</text:p>
      <text:list xml:id="list2818333755" text:style-name="L16">
        <text:list-item>
          <text:p text:style-name="P155">in a single project</text:p>
        </text:list-item>
        <text:list-item>
          <text:p text:style-name="P155">in a project to build other projects</text:p>
        </text:list-item>
      </text:list>
      <text:p text:style-name="P44">Both approaches can be <text:span text:style-name="T106">mixed</text:span> together.</text:p>
      <text:h text:style-name="P119" text:outline-level="4"><text:bookmark-start text:name="__RefHeading___Toc1686_3356084185"/>Stand alone pattern<text:bookmark-end text:name="__RefHeading___Toc1686_3356084185"/></text:h>
      <text:p text:style-name="P44">This pattern is used in the « hello world » example and in the web applications examples as well</text:p>
      <text:p text:style-name="P44">In this case, the files are generated in the project itself</text:p>
      <text:h text:style-name="P119" text:outline-level="4"><text:bookmark-start text:name="__RefHeading___Toc1688_3356084185"/>External pattern<text:bookmark-end text:name="__RefHeading___Toc1688_3356084185"/></text:h>
      <text:p text:style-name="P44">This pattern is used in the meta-model implementation and in the lang<text:span text:style-name="T66">u</text:span>age implementation samples.</text:p>
      <text:p text:style-name="P44">In this pattern, the files are generated in other projects than the one containing the configuration file. <text:span text:style-name="T93">These projects may be ete projects as well.</text:span></text:p>
      <text:h text:style-name="P83" text:outline-level="2">Using st<text:span text:style-name="T116">e</text:span>reotypes and tag values</text:h>
      <text:p text:style-name="P194">ETE makes a bug usage of stereotypes and tag values through the expression langages.</text:p>
      <text:p text:style-name="P194">So it is possible to write in a configuration file :</text:p>
      <text:p text:style-name="P214"><text:soft-page-break/>&lt;velocity items='${classes.filter(c-&gt;c.hasStereotype("Entity"))}' <text:s/>… /&gt;</text:p>
      <text:p text:style-name="P194">or in a veloci<text:span text:style-name="T116">t</text:span>y template</text:p>
      <text:p text:style-name="P215">#if ($aParameter.type.hasStereotype("Entity"))</text:p>
      <text:h text:style-name="P82" text:outline-level="2">Using <text:span text:style-name="T112">constraints</text:span></text:h>
      <text:h text:style-name="P103" text:outline-level="3">OCL</text:h>
      <text:p text:style-name="P181"><text:span text:style-name="T113">Following Wikipedia : « </text:span><text:span text:style-name="T109">The Object Constraint Language (OCL) is a declarative language describing rules applying to Unified Modeling Language (UML) models developed at IBM and is now part of the UML standard ».</text:span></text:p>
      <text:p text:style-name="P182"><text:span text:style-name="T109">With OCL, business rules can be embedded in the model in a non ambiguous way.</text:span></text:p>
      <text:p text:style-name="P182"><text:span text:style-name="T109">More information can be found at OMG : </text:span><text:a xlink:type="simple" xlink:href="https://www.omg.org/spec/OCL/" text:style-name="Internet_20_link" text:visited-style-name="Visited_20_Internet_20_Link">https://www.omg.org/spec/OCL/</text:a></text:p>
      <text:h text:style-name="P103" text:outline-level="3">OCL in ETE</text:h>
      <text:p text:style-name="P182"><text:span text:style-name="T109">Most of OCL based code generators generate validation methods/functions. </text:span><text:span text:style-name="T110">The main strength of ETE is its ability to use OCL (Object Constraint Language) constraints </text:span><text:span text:style-name="T109">to generate other kinds of code, namely methods body and queries.</text:span></text:p>
      <text:p text:style-name="P182"><text:span text:style-name="T109">ETE uses </text:span></text:p>
      <text:list xml:id="list1143756079" text:style-name="L24">
        <text:list-item>
          <text:p text:style-name="P186"><text:span text:style-name="T111">class invariants to build validation methods (TODO), queries (WORD IN PROGRESS),</text:span></text:p>
        </text:list-item>
        <text:list-item>
          <text:p text:style-name="P186"><text:span text:style-name="T111">operation precontions to build validation methods (TODO), queries (TODO)</text:span></text:p>
        </text:list-item>
        <text:list-item>
          <text:p text:style-name="P183"><text:span text:style-name="T111">o</text:span><text:span text:style-name="T109">peration postcondition to build method body (WORK IN PROGRESS)</text:span></text:p>
        </text:list-item>
      </text:list>
      <text:h text:style-name="P103" text:outline-level="3">Validation method from invariant</text:h>
      <text:h text:style-name="P103" text:outline-level="3">Method body from postcondition</text:h>
      <text:p text:style-name="P195">Postcondition</text:p>
      <text:h text:style-name="P103" text:outline-level="3">Query from invariant</text:h>
      <text:p text:style-name="P185"/>
      <text:h text:style-name="P103" text:outline-level="3"><text:soft-page-break/>Other constraint langages</text:h>
      <text:p text:style-name="P184">OCL is powerful but a little bit <text:span text:style-name="T114">abstruse. There are alternatives around, such as Gherkin from the Cucumber tool (</text:span><text:a xlink:type="simple" xlink:href="https://cucumber.io/" text:style-name="Internet_20_link" text:visited-style-name="Visited_20_Internet_20_Link"><text:span text:style-name="T114">https://cucumber.io</text:span></text:a><text:span text:style-name="T114">).</text:span></text:p>
      <text:p text:style-name="P187">An EBNF grammar of Gherkin can be found at <text:a xlink:type="simple" xlink:href="http://jbehave.org/reference/stable/grammar.html" text:style-name="Internet_20_link" text:visited-style-name="Visited_20_Internet_20_Link">http://jbehave.org/reference/stable/grammar.html</text:a></text:p>
      <text:p text:style-name="P196">A Gherkin library will be soon provided in ETE.</text:p>
      <text:h text:style-name="P82" text:outline-level="2">Archetypes</text:h>
      <text:h text:style-name="Heading_20_3" text:outline-level="3"><text:bookmark-start text:name="__RefHeading___Toc1690_3356084185"/><text:span text:style-name="T65">JSF application</text:span><text:bookmark-end text:name="__RefHeading___Toc1690_3356084185"/></text:h>
      <text:h text:style-name="P126" text:outline-level="4">Quick description</text:h>
      <text:p text:style-name="P190">This example builds a JSF/PrimeFaces/JPA application. It needs a<text:span text:style-name="T90">n application server. By default, it uses Glassfish (TODO)</text:span></text:p>
      <text:p text:style-name="P187">The archetypes creates a persistence unit which uses the <text:span text:style-name="T4">sample</text:span> JNDI data source.</text:p>
      <text:p text:style-name="P192">The application is a simple CRUD application.</text:p>
      <text:p text:style-name="P192">Components : (TODO)</text:p>
      <text:list xml:id="list2932022368" text:style-name="L25">
        <text:list-item>
          <text:p text:style-name="P193">BasicJavaDialect</text:p>
        </text:list-item>
        <text:list-item>
          <text:p text:style-name="P193">XLangBuilder</text:p>
        </text:list-item>
        <text:list-item>
          <text:p text:style-name="P193">web module</text:p>
        </text:list-item>
        <text:list-item>
          <text:p text:style-name="P193">jsf module</text:p>
        </text:list-item>
        <text:list-item>
          <text:p text:style-name="P193">jpa module</text:p>
        </text:list-item>
      </text:list>
      <text:h text:style-name="Heading_20_4" text:outline-level="4"><text:bookmark-start text:name="__RefHeading___Toc1692_3356084185"/>Install the archetype<text:bookmark-end text:name="__RefHeading___Toc1692_3356084185"/></text:h>
      <text:p text:style-name="P177">The archetype has been installed with the <text:span text:style-name="T104">workshop. If it has been dropped, it can be installed again with the following steps </text:span></text:p>
      <text:p text:style-name="P211">cd <text:span text:style-name="T22">${ete base directory}/</text:span><text:span text:style-name="T4">ete/archetypes/jsf</text:span></text:p>
      <text:p text:style-name="P211"><text:span text:style-name="T4">mvn install</text:span></text:p>
      <text:h text:style-name="Heading_20_4" text:outline-level="4"><text:bookmark-start text:name="__RefHeading___Toc1694_3356084185"/>Create the project from the archetype<text:bookmark-end text:name="__RefHeading___Toc1694_3356084185"/></text:h>
      <text:p text:style-name="P187">Move to any directory where you wish to create the project.</text:p>
      <text:p text:style-name="P66">Run</text:p>
      <text:p text:style-name="P217">mvn archetype:generate <text:span text:style-name="T117">-DarchetypeGroupId=fr.insset.jeanluc\</text:span></text:p>
      <text:p text:style-name="P217"><text:span text:style-name="T117"><text:s text:c="20"/>-DarchetypeArtifactId=ete-jsf-archetype</text:span></text:p>
      <text:p text:style-name="P147"><text:soft-page-break/>Answer the questions <text:span text:style-name="T118">to</text:span> specify <text:span text:style-name="T118">the groupId, the artifactId, the version and the default package of your project.</text:span></text:p>
      <text:h text:style-name="Heading_20_4" text:outline-level="4"><text:bookmark-start text:name="__RefHeading___Toc1696_3356084185"/>Examine and edit the model<text:bookmark-end text:name="__RefHeading___Toc1696_3356084185"/></text:h>
      <text:p text:style-name="P197">Move to the newly created folder of your project and o<text:span text:style-name="T93">pen the </text:span><text:span text:style-name="T26">src/main/mda/model.xml</text:span><text:span text:style-name="T93"> file with your favorite UML Modeller.</text:span></text:p>
      <text:p text:style-name="P198">Edit the model.</text:p>
      <text:p text:style-name="P198">WARNING : currently, ETE cannot handle some implicit infomation. Don’t forget to specify role names of navigable associations.</text:p>
      <text:h text:style-name="Heading_20_4" text:outline-level="4"><text:bookmark-start text:name="__RefHeading___Toc1778_3836580230"/>Examine and edit the configuration file<text:bookmark-end text:name="__RefHeading___Toc1778_3836580230"/></text:h>
      <text:p text:style-name="P75">Open the <text:span text:style-name="T4">src/main/mda/ete-config.xml</text:span> file with your favorite XML editor.</text:p>
      <text:h text:style-name="Heading_20_4" text:outline-level="4"><text:bookmark-start text:name="__RefHeading___Toc1780_3836580230"/>Build and run the project<text:bookmark-end text:name="__RefHeading___Toc1780_3836580230"/></text:h>
      <text:p text:style-name="P75">Run</text:p>
      <text:p text:style-name="listing">mvn install</text:p>
      <text:h text:style-name="P104" text:outline-level="3"><text:bookmark-start text:name="__RefHeading___Toc1698_3356084185"/><text:span text:style-name="T107">Micro services</text:span> application <text:span text:style-name="T107">with React client</text:span><text:bookmark-end text:name="__RefHeading___Toc1698_3356084185"/></text:h>
      <text:h text:style-name="P127" text:outline-level="4">Quick description</text:h>
      <text:p text:style-name="P191">This example builds <text:span text:style-name="T115">two web</text:span> application<text:span text:style-name="T115">s</text:span>. <text:span text:style-name="T115">The first one publishes an API for the model and</text:span> needs a<text:span text:style-name="T90">n application server. By default, it uses Glassfish (TODO).</text:span></text:p>
      <text:p text:style-name="P192">The second web application is a React application. It needs any web server since it provides only static pages (from the server point of view).</text:p>
      <text:p text:style-name="P188">The archetypes creates a persistence unit which uses the <text:span text:style-name="T4">sample</text:span> JNDI data source.</text:p>
      <text:p text:style-name="P192">The application is a simple CRUD application.</text:p>
      <text:p text:style-name="P192">Components :</text:p>
      <text:list xml:id="list163236112185397" text:continue-numbering="true" text:style-name="L25">
        <text:list-item>
          <text:p text:style-name="P193">BasicJavaDialect</text:p>
        </text:list-item>
        <text:list-item>
          <text:p text:style-name="P193">XLangBuilder</text:p>
        </text:list-item>
        <text:list-item>
          <text:p text:style-name="P193">web module</text:p>
        </text:list-item>
        <text:list-item>
          <text:p text:style-name="P193">jpa module</text:p>
        </text:list-item>
        <text:list-item>
          <text:p text:style-name="P199">jaxrs module</text:p>
        </text:list-item>
        <text:list-item>
          <text:p text:style-name="P199">react module</text:p>
        </text:list-item>
      </text:list>
      <text:h text:style-name="P128" text:outline-level="4"><text:bookmark-start text:name="__RefHeading___Toc1692_33560841851"/><text:soft-page-break/>Install the archetype<text:bookmark-end text:name="__RefHeading___Toc1692_33560841851"/></text:h>
      <text:p text:style-name="P178">The archetype has been installed with the <text:span text:style-name="T104">workshop. If it has been dropped, it can be installed again with the following steps </text:span></text:p>
      <text:p text:style-name="P212">cd <text:span text:style-name="T22">${ete base directory}/</text:span><text:span text:style-name="T4">ete/archetypes/</text:span><text:span text:style-name="T25">microservices</text:span></text:p>
      <text:p text:style-name="P212"><text:span text:style-name="T4">mvn install</text:span></text:p>
      <text:h text:style-name="P128" text:outline-level="4"><text:bookmark-start text:name="__RefHeading___Toc1694_33560841851"/>Create the project from the archetype<text:bookmark-end text:name="__RefHeading___Toc1694_33560841851"/></text:h>
      <text:p text:style-name="P188">Move to any directory where you wish to create the project.</text:p>
      <text:p text:style-name="P189">Run</text:p>
      <text:p text:style-name="P216">mvn archetype:generate <text:span text:style-name="T117">-DarchetypeGroupId=fr.insset.jeanluc\</text:span></text:p>
      <text:p text:style-name="P216"><text:span text:style-name="T117"><text:s text:c="20"/>-DarchetypeArtifactId=microservices</text:span></text:p>
      <text:p text:style-name="P148">Answer the questions <text:span text:style-name="T119">to</text:span> specify <text:span text:style-name="T119">your own project groupId, artifactId, version and the default package of your project.</text:span></text:p>
      <text:h text:style-name="P128" text:outline-level="4"><text:bookmark-start text:name="__RefHeading___Toc1696_33560841851"/>Examine and edit the model<text:bookmark-end text:name="__RefHeading___Toc1696_33560841851"/></text:h>
      <text:p text:style-name="P163">Open the <text:span text:style-name="T4">src/main/mda/model.xml</text:span> file with your favorite UML Modeller.</text:p>
      <text:h text:style-name="P128" text:outline-level="4"><text:bookmark-start text:name="__RefHeading___Toc1778_38365802301"/>Examine and edit the configuration file<text:bookmark-end text:name="__RefHeading___Toc1778_38365802301"/></text:h>
      <text:p text:style-name="P163">Open the <text:span text:style-name="T4">src/main/mda/ete-config.xml</text:span> file with your favorite XML editor.</text:p>
      <text:h text:style-name="P128" text:outline-level="4"><text:bookmark-start text:name="__RefHeading___Toc1780_38365802301"/>Build and run the project<text:bookmark-end text:name="__RefHeading___Toc1780_38365802301"/></text:h>
      <text:p text:style-name="P163">Run</text:p>
      <text:p text:style-name="P213">mvn install</text:p>
      <text:p text:style-name="P200">The command builds the API server and the React client.</text:p>
      <text:h text:style-name="P105" text:outline-level="3">C project</text:h>
      <text:p text:style-name="P201"/>
      <text:h text:style-name="Heading_20_3" text:outline-level="3"><text:bookmark-start text:name="__RefHeading___Toc1700_3356084185"/><text:span text:style-name="T65">Building a meta-model implementation</text:span><text:bookmark-end text:name="__RefHeading___Toc1700_3356084185"/></text:h>
      <text:p text:style-name="Text_20_body"/>
      <text:h text:style-name="Heading_20_3" text:outline-level="3"><text:bookmark-start text:name="__RefHeading___Toc1702_3356084185"/><text:span text:style-name="T65">Building a language implementation </text:span>from scratch<text:bookmark-end text:name="__RefHeading___Toc1702_3356084185"/></text:h>
      <text:p text:style-name="Text_20_body"/>
      <text:h text:style-name="P81" text:outline-level="2"><text:bookmark-start text:name="__RefHeading___Toc1704_3356084185"/><text:soft-page-break/>Reference<text:bookmark-end text:name="__RefHeading___Toc1704_3356084185"/></text:h>
      <text:h text:style-name="P95" text:outline-level="3"><text:bookmark-start text:name="__RefHeading___Toc1706_3356084185"/>Configuration file<text:bookmark-end text:name="__RefHeading___Toc1706_3356084185"/></text:h>
      <text:h text:style-name="P120" text:outline-level="4"><text:bookmark-start text:name="__RefHeading___Toc1708_3356084185"/>Overvie<text:span text:style-name="T67">w</text:span><text:bookmark-end text:name="__RefHeading___Toc1708_3356084185"/></text:h>
      <text:h text:style-name="P121" text:outline-level="4"><text:bookmark-start text:name="__RefHeading___Toc1710_3356084185"/>Parameters<text:bookmark-end text:name="__RefHeading___Toc1710_3356084185"/></text:h>
      <text:h text:style-name="Heading_20_4" text:outline-level="4"/>
      <text:p text:style-name="P42"/>
      <text:h text:style-name="P95" text:outline-level="3"><text:bookmark-start text:name="__RefHeading___Toc1712_3356084185"/>Actions<text:bookmark-end text:name="__RefHeading___Toc1712_3356084185"/></text:h>
      <text:h text:style-name="P96" text:outline-level="3"><text:bookmark-start text:name="__RefHeading___Toc1784_3836580230"/>Templates<text:bookmark-end text:name="__RefHeading___Toc1784_3836580230"/></text:h>
      <text:h text:style-name="P95" text:outline-level="3"><text:bookmark-start text:name="__RefHeading___Toc1714_3356084185"/>Modules<text:bookmark-end text:name="__RefHeading___Toc1714_3356084185"/></text:h>
      <text:p text:style-name="P45">Ete comes with a few modules one can use or adapt.</text:p>
      <text:h text:style-name="P121" text:outline-level="4"><text:bookmark-start text:name="__RefHeading___Toc1716_3356084185"/>Pojo<text:bookmark-end text:name="__RefHeading___Toc1716_3356084185"/></text:h>
      <text:p text:style-name="P47">This module builds simples Java classes and enumerations matching the model.</text:p>
      <text:p text:style-name="P47">If a class is stereotyped with « singleton », a standard </text:p>
      <text:h text:style-name="P121" text:outline-level="4"><text:bookmark-start text:name="__RefHeading___Toc1718_3356084185"/>JPA<text:bookmark-end text:name="__RefHeading___Toc1718_3356084185"/></text:h>
      <text:p text:style-name="P46"/>
      <text:h text:style-name="P121" text:outline-level="4"><text:bookmark-start text:name="__RefHeading___Toc1720_3356084185"/>JSF<text:bookmark-end text:name="__RefHeading___Toc1720_3356084185"/></text:h>
      <text:h text:style-name="P121" text:outline-level="4"><text:bookmark-start text:name="__RefHeading___Toc1722_3356084185"/>Spec<text:bookmark-end text:name="__RefHeading___Toc1722_3356084185"/></text:h>
      <text:h text:style-name="P121" text:outline-level="4"><text:bookmark-start text:name="__RefHeading___Toc1724_3356084185"/>Language<text:bookmark-end text:name="__RefHeading___Toc1724_3356084185"/></text:h>
      <text:h text:style-name="P97" text:outline-level="3"><text:bookmark-start text:name="__RefHeading___Toc1728_3356084185"/>Abstract factory framework<text:bookmark-end text:name="__RefHeading___Toc1728_3356084185"/></text:h>
      <text:h text:style-name="P122" text:outline-level="4"><text:bookmark-start text:name="__RefHeading___Toc1730_3356084185"/>Abstract factory<text:bookmark-end text:name="__RefHeading___Toc1730_3356084185"/></text:h>
      <text:p text:style-name="P9">The util project provides an abstract factory framework. Every abstract factory registers key-value pai.rs. The key is any object (usually a String) and the value is a factory method.</text:p>
      <text:p text:style-name="P9"><text:soft-page-break/>The factory is request to build an object, it looks for the factory method matching the parameter of the request.</text:p>
      <text:h text:style-name="P122" text:outline-level="4"><text:bookmark-start text:name="__RefHeading___Toc1732_3356084185"/>Hierarchy and inheritance<text:bookmark-end text:name="__RefHeading___Toc1732_3356084185"/></text:h>
      <text:p text:style-name="P9">Any factory can have a parent factory. If a factory does not find any matching method, it asks to its parent.</text:p>
      <text:h text:style-name="P122" text:outline-level="4"><text:bookmark-start text:name="__RefHeading___Toc1734_3356084185"/>Registry<text:bookmark-end text:name="__RefHeading___Toc1734_3356084185"/></text:h>
      <text:p text:style-name="P9">The FactoryRegistry class defines… a factory registry.</text:p>
      <text:p text:style-name="P9">It facilitates the creation of a stack of factories. <text:span text:style-name="T35">It is a thread safe class since it handles a stack per thread through a ThreadLocal variable</text:span>.</text:p>
      <text:h text:style-name="P122" text:outline-level="4"><text:bookmark-start text:name="__RefHeading___Toc1736_3356084185"/>Factories, singletons and friends<text:bookmark-end text:name="__RefHeading___Toc1736_3356084185"/></text:h>
      <text:p text:style-name="P9">Actually, a factory method is not required to create a new instance and is allowed to implement a singleton pattern or a kind of dynamic pool for example.</text:p>
      <text:h text:style-name="P98" text:outline-level="3"><text:bookmark-start text:name="__RefHeading___Toc1738_3356084185"/>Configuration<text:bookmark-end text:name="__RefHeading___Toc1738_3356084185"/></text:h>
      <text:h text:style-name="P129" text:outline-level="5"><text:bookmark-start text:name="__RefHeading___Toc1740_3356084185"/>Configuration file<text:bookmark-end text:name="__RefHeading___Toc1740_3356084185"/></text:h>
      <text:p text:style-name="P76">The standard configuration file is in XML but in the future, there can be alternatives. In the current release, an action can receive a parameter through an XML attribute or a child action.</text:p>
      <text:p text:style-name="P76">For these reasons, we use only the term « parameter » instead of « attribute ».</text:p>
      <text:h text:style-name="P129" text:outline-level="5"><text:bookmark-start text:name="__RefHeading___Toc1742_3356084185"/>Expression language<text:bookmark-end text:name="__RefHeading___Toc1742_3356084185"/></text:h>
      <text:p text:style-name="P13">Some parameters can have dynamic values. Such a value is expressed as a UEL expression.</text:p>
      <text:h text:style-name="P94" text:outline-level="3"><text:bookmark-start text:name="__RefHeading___Toc1744_3356084185"/>Expression language used in the configuration file<text:bookmark-end text:name="__RefHeading___Toc1744_3356084185"/></text:h>
      <text:h text:style-name="P130" text:outline-level="5"><text:bookmark-start text:name="__RefHeading___Toc1746_3356084185"/>Basis<text:bookmark-end text:name="__RefHeading___Toc1746_3356084185"/></text:h>
      <text:p text:style-name="P16">Currently, the expression language used in the configuration file is an implementation of UEL 3.0 as defined by JSR 341.</text:p>
      <text:p text:style-name="P16">That version supports lambda in a limited way.</text:p>
      <text:h text:style-name="P130" text:outline-level="5"><text:bookmark-start text:name="__RefHeading___Toc1748_3356084185"/>Variables<text:bookmark-end text:name="__RefHeading___Toc1748_3356084185"/></text:h>
      <text:p text:style-name="P16">The expression langage context contains all the parameters <text:span text:style-name="T40">of the current action stack as variables.</text:span></text:p>
      <text:h text:style-name="P130" text:outline-level="5"><text:bookmark-start text:name="__RefHeading___Toc1750_3356084185"/>Dialect<text:span text:style-name="T92">s</text:span><text:bookmark-end text:name="__RefHeading___Toc1750_3356084185"/></text:h>
      <text:p text:style-name="P17">A particular parameter is <text:span text:style-name="T4">dialect</text:span>. The value of that parameter must be the fully qualified name of the class.</text:p>
      <text:p text:style-name="P17"><text:span text:style-name="T34">By default, the </text:span>value of dialect<text:span text:style-name="T34"> </text:span>is<text:span text:style-name="T34"> </text:span>fr.insset.jeanluc.el.dialect.<text:span text:style-name="T34">BasicJavaDialect. </text:span>That class is an implementation of the JavaDialect interface which is itself an extension of the Dialect interface.</text:p>
      <text:p text:style-name="P17"><text:soft-page-break/>The Dialect interface contains several default methods <text:span text:style-name="T41">to make more comfortable the String manipulation and model query</text:span> :</text:p>
      <text:list xml:id="list945071082" text:style-name="L17">
        <text:list-item>
          <text:p text:style-name="P156"><text:span text:style-name="T4">i2uc</text:span> (initial to upper case) : takes a <text:span text:style-name="T4">String</text:span> as parameter and returns that <text:span text:style-name="T4">String</text:span> with the first letter in upper case</text:p>
        </text:list-item>
        <text:list-item>
          <text:p text:style-name="P156"><text:span text:style-name="T4">i2lc</text:span> (initial to lower case) : takes a <text:span text:style-name="T4">String</text:span> as parameter and returns that <text:span text:style-name="T4">String</text:span> with the first letter in lower case</text:p>
        </text:list-item>
        <text:list-item>
          <text:p text:style-name="P157"><text:span text:style-name="T4">cc2sw</text:span> (camel case to separated words) : takes a <text:span text:style-name="T4">String</text:span> as parameter and returns that <text:span text:style-name="T4">String</text:span> where every upper case character is replaced by a lower case character preceded by a space. If the first character is an upper case, it is replaced by a lower case character but no space is inserted.</text:p>
        </text:list-item>
        <text:list-item>
          <text:p text:style-name="P158"><text:span text:style-name="T4">sc2sw</text:span> (snake case to separated words) : takes a <text:span text:style-name="T4">String</text:span> as parameter and returns that <text:span text:style-name="T4">String</text:span> where every underscore character is substituted with a space character</text:p>
        </text:list-item>
        <text:list-item>
          <text:p text:style-name="P159"><text:span text:style-name="T4">p2d</text:span> (package to directory) : takes a <text:span text:style-name="T4">String</text:span> as parameter and returns a <text:span text:style-name="T4">String</text:span> where every :: sequence and every dot character are substituted with a slash character</text:p>
        </text:list-item>
        <text:list-item>
          <text:p text:style-name="P160"><text:span text:style-name="T4">getDependencies </text:span>: takes a <text:span text:style-name="T4">MofClass</text:span> as parameter and returns the collection of dependencies. Actually, the result is an instance of <text:span text:style-name="T4">Set&lt;MofType&gt;</text:span>.</text:p>
        </text:list-item>
      </text:list>
      <text:p text:style-name="P72">There are two ways to use a dialect :</text:p>
      <text:list xml:id="list2277916214" text:style-name="L18">
        <text:list-item>
          <text:p text:style-name="P161">using the <text:span text:style-name="T4">dialect</text:span> attribute. Its value is the fully qualified name of the dialect class</text:p>
        </text:list-item>
        <text:list-item>
          <text:p text:style-name="P161">using the <text:span text:style-name="T4">&lt;dialect&gt;</text:span> subelement. This element has the attributes <text:span text:style-name="T4">name</text:span> and <text:span text:style-name="T4">class</text:span>. Of course, the <text:span text:style-name="T4">class</text:span> attribute value is the fully qualified name of the dialect class.</text:p>
        </text:list-item>
      </text:list>
      <text:h text:style-name="Heading_20_3" text:outline-level="3"><text:bookmark-start text:name="__RefHeading___Toc1752_3356084185"/>Standard actions reference<text:bookmark-end text:name="__RefHeading___Toc1752_3356084185"/></text:h>
      <text:h text:style-name="P131" text:outline-level="5"><text:bookmark-start text:name="__RefHeading___Toc1754_3356084185"/>model<text:bookmark-end text:name="__RefHeading___Toc1754_3356084185"/></text:h>
      <text:p text:style-name="P12">Reads the model specified by the <text:span text:style-name="T4">src</text:span> parameter. <text:span text:style-name="T47">The action uses visitors and factories. It is possible to add a visitor with the xxx parameter (TODO).</text:span></text:p>
      <text:p text:style-name="P19">Currently <text:span text:style-name="T74">TODO</text:span></text:p>
      <text:h text:style-name="P131" text:outline-level="5"><text:bookmark-start text:name="__RefHeading___Toc1756_3356084185"/>transformation-set<text:bookmark-end text:name="__RefHeading___Toc1756_3356084185"/></text:h>
      <text:p text:style-name="P12">A transformation-set acts as a block in programming language. It is a way to share local parameters between several actions.</text:p>
      <text:p text:style-name="P12">The result of a transformation-set is the result of its last action.</text:p>
      <text:h text:style-name="P131" text:outline-level="5"><text:bookmark-start text:name="__RefHeading___Toc1758_3356084185"/>velocity<text:bookmark-end text:name="__RefHeading___Toc1758_3356084185"/></text:h>
      <text:p text:style-name="P12">A velocity is an idempotent action (it returns the model it receives as input) with a board effect.</text:p>
      <text:p text:style-name="P14">The value of its <text:span text:style-name="T4">template</text:span> parameter is a path to a velocity template. <text:span text:style-name="T51">It can be a UEL expression. This allows to write a polymorphic module.</text:span></text:p>
      <text:p text:style-name="P12"><text:soft-page-break/>The value of its <text:span text:style-name="T4">items</text:span> parameter <text:span text:style-name="T38">is a UEL expression which </text:span>must be <text:span text:style-name="T38">evaluated to </text:span>a collection.</text:p>
      <text:p text:style-name="P12">The action <text:span text:style-name="T39">merges the template</text:span> <text:span text:style-name="T39">to</text:span> each element in that collection. <text:span text:style-name="T39">So a single velocity action can generate a lot of files.</text:span></text:p>
      <text:p text:style-name="P13">The <text:span text:style-name="T4">items</text:span> parameter is optional. In that case, the collection contains the model itself.</text:p>
      <text:p text:style-name="P17">Templates can take advantage of any parameter defined in the action stack, in particular de dialect parameter.</text:p>
      <text:p text:style-name="P17">The dialect parameter has a default value which is <text:s/><text:span text:style-name="T6">BasicJavaDialectSupport</text:span><text:span text:style-name="T34">.</text:span></text:p>
      <text:h text:style-name="P131" text:outline-level="5"><text:bookmark-start text:name="__RefHeading___Toc1760_3356084185"/>module<text:bookmark-end text:name="__RefHeading___Toc1760_3356084185"/></text:h>
      <text:p text:style-name="P13">A module is similar to a function call. The value of its <text:span text:style-name="T4">src</text:span> parameter is a configuration file which is synchronously run.</text:p>
      <text:p text:style-name="P13">The children of the module action are evaluated before the actual call so they can define parameters to the call.</text:p>
      <text:p text:style-name="P14">The result of a module action is the result of its last action.</text:p>
      <text:h text:style-name="P131" text:outline-level="5"><text:bookmark-start text:name="__RefHeading___Toc1762_3356084185"/>parameter<text:bookmark-end text:name="__RefHeading___Toc1762_3356084185"/></text:h>
      <text:p text:style-name="P13">The <text:span text:style-name="T4">parameter</text:span> action is a way to define additional parameters to the parent action. It has the mandatory <text:span text:style-name="T4">name</text:span> parameter and one of the <text:span text:style-name="T4">value</text:span> and <text:span text:style-name="T4">defaultValue</text:span> parameters.</text:p>
      <text:h text:style-name="P131" text:outline-level="5"><text:bookmark-start text:name="__RefHeading___Toc1764_3356084185"/>if<text:bookmark-end text:name="__RefHeading___Toc1764_3356084185"/></text:h>
      <text:p text:style-name="P15">The <text:span text:style-name="T4">if</text:span> action has the <text:span text:style-name="T4">test</text:span> parameter. The value of that parameter is usually a UEL expression.</text:p>
      <text:p text:style-name="P15">The action runs its content if its <text:span text:style-name="T4">test</text:span> parameter is evaluated to <text:span text:style-name="T4">true.</text:span></text:p>
      <text:p text:style-name="P23">The result of the action is the result of its content is the test is true, the received model otherwise.</text:p>
      <text:h text:style-name="P131" text:outline-level="5"><text:bookmark-start text:name="__RefHeading___Toc1766_3356084185"/>dump<text:bookmark-end text:name="__RefHeading___Toc1766_3356084185"/></text:h>
      <text:p text:style-name="P15">The <text:span text:style-name="T4">dump</text:span> action is an idempotent action which creates a standard output.</text:p>
      <text:h text:style-name="P131" text:outline-level="5"><text:bookmark-start text:name="__RefHeading___Toc1768_3356084185"/>register<text:bookmark-end text:name="__RefHeading___Toc1768_3356084185"/></text:h>
      <text:p text:style-name="P73">The <text:span text:style-name="T4">register</text:span> action registers a custom action.</text:p>
      <text:h text:style-name="P132" text:outline-level="5"><text:bookmark-start text:name="__RefHeading___Toc1786_3836580230"/>dialect<text:bookmark-end text:name="__RefHeading___Toc1786_3836580230"/></text:h>
      <text:p text:style-name="P74">The <text:span text:style-name="T4">dialect</text:span> action adds a dialect to the enclosing template action. <text:span text:style-name="T93">It has two attributes :</text:span></text:p>
      <text:list xml:id="list23963923" text:style-name="L19">
        <text:list-item>
          <text:p text:style-name="P162"><text:span text:style-name="T4">name </text:span>: the name of the variable used in template</text:p>
        </text:list-item>
        <text:list-item>
          <text:p text:style-name="P162"><text:span text:style-name="T4">class</text:span> : the fully qualified name of the class of the dialect</text:p>
        </text:list-item>
      </text:list>
      <text:h text:style-name="P99" text:outline-level="3"><text:bookmark-start text:name="__RefHeading___Toc1770_3356084185"/>Details of some <text:span text:style-name="T48">modules and </text:span>templates<text:bookmark-end text:name="__RefHeading___Toc1770_3356084185"/></text:h>
      <text:p text:style-name="P18">As stated in the meta-model section TODO, MOF provides a high level semantics. This allows to write smart templates</text:p>
      <text:h text:style-name="P123" text:outline-level="4"><text:bookmark-start text:name="__RefHeading___Toc1774_3356084185"/><text:soft-page-break/>Use of composition in User Interface crafting TODO<text:bookmark-end text:name="__RefHeading___Toc1774_3356084185"/></text:h>
      <text:p text:style-name="P194">When there is a composition, for example in : <text:span text:style-name="T4">Client contains (composition) Address</text:span>, the <text:span text:style-name="T4">jsf</text:span> module <text:s/>embeds the <text:span text:style-name="T4">Address</text:span> form into the <text:span text:style-name="T4">Client</text:span> form.</text:p>
      <text:p text:style-name="P194">In case of (1-n) association, the module embeds the list of components as well, with possibilities to add/remove components to/from the composite object.</text:p>
      <text:h text:style-name="P124" text:outline-level="4"><text:bookmark-start text:name="__RefHeading___Toc1776_3356084185"/>Use of composition in JPA templates TODO<text:bookmark-end text:name="__RefHeading___Toc1776_3356084185"/></text:h>
      <text:p text:style-name="P194">A composition is translated by a <text:span text:style-name="T4">cascade</text:span> attribute of the <text:span text:style-name="T4">OneToOne</text:span> or <text:span text:style-name="T4">OneToMany</text:span> annotations.</text:p>
      <text:h text:style-name="P125" text:outline-level="4"><text:bookmark-start text:name="__RefHeading___Toc1778_3356084185"/>The specification module<text:bookmark-end text:name="__RefHeading___Toc1778_3356084185"/></text:h>
      <text:p text:style-name="P58">The specification module <text:span text:style-name="T75">is</text:span> located in ete/src/main/mda/modules/<text:span text:style-name="T75">from-</text:span>spec. <text:span text:style-name="T79">It is intented to </text:span></text:p>
      <text:p text:style-name="P20">This module contains <text:span text:style-name="T76">four</text:span> templates :</text:p>
      <text:list xml:id="list1340836128" text:style-name="L20">
        <text:list-item>
          <text:p text:style-name="P164">enum.vm generates a Java file for every enumeration in the model. <text:span text:style-name="T77">The file contains a standard Java enumeration</text:span></text:p>
        </text:list-item>
        <text:list-item>
          <text:p text:style-name="P165">class2interface.vm creates a Java file for every <text:span text:style-name="T78">class</text:span> in the model. <text:span text:style-name="T78">The file contains a standard Java interface</text:span></text:p>
        </text:list-item>
        <text:list-item>
          <text:p text:style-name="P166"><text:span text:style-name="T78">c</text:span>lass2<text:span text:style-name="T78">implementation.vm creates a Java file for every class in the model. The file contains a standard Java class</text:span></text:p>
        </text:list-item>
        <text:list-item>
          <text:p text:style-name="P167">factory.vm creates a single Java file for the model. The file contains a static method which registers a factory for every class in the model</text:p>
        </text:list-item>
      </text:list>
      <text:h text:style-name="Heading_20_4" text:outline-level="4"><text:bookmark-start text:name="__RefHeading___Toc1780_3356084185"/><text:span text:style-name="T48">The</text:span> language <text:span text:style-name="T48">module TODO</text:span><text:bookmark-end text:name="__RefHeading___Toc1780_3356084185"/></text:h>
      <text:p text:style-name="P21">This module calls the <text:span text:style-name="T53">previous</text:span> module <text:span text:style-name="T53">(specification) </text:span>and <text:span text:style-name="T53">adds templates to generate an interface and three classes :</text:span></text:p>
      <text:list xml:id="list2338658180" text:style-name="L21">
        <text:list-item>
          <text:p text:style-name="P168"><text:span text:style-name="T4">xxxContext</text:span> interface</text:p>
        </text:list-item>
        <text:list-item>
          <text:p text:style-name="P168"><text:span text:style-name="T4">xxxContextImpl</text:span> class</text:p>
        </text:list-item>
        <text:list-item>
          <text:p text:style-name="P168"><text:span text:style-name="T4">TreeBuilder</text:span> class</text:p>
        </text:list-item>
        <text:list-item>
          <text:p text:style-name="P168"><text:span text:style-name="T4">ParserWrapper</text:span> class</text:p>
        </text:list-item>
      </text:list>
      <text:p text:style-name="P21"><text:span text:style-name="T55">The </text:span><text:span text:style-name="T8">xxxContext</text:span><text:span text:style-name="T53"> interface defines the methods </text:span><text:span text:style-name="T8">resolve</text:span><text:span text:style-name="T53">, </text:span><text:span text:style-name="T8">set</text:span><text:span text:style-name="T53">, </text:span><text:span text:style-name="T8">push</text:span><text:span text:style-name="T53"> and </text:span><text:span text:style-name="T8">pop</text:span><text:span text:style-name="T53">.</text:span></text:p>
      <text:p text:style-name="P39">The <text:span text:style-name="T4">xxxContextImpl</text:span> class implements that interface. It is generated by the context template defined by the <text:span text:style-name="T4">context</text:span> parameter. Currently, that variable can take a value among <text:span text:style-name="T4">generic</text:span> <text:span text:style-name="T54">(default value),</text:span> <text:span text:style-name="T4">simple</text:span> and <text:span text:style-name="T4">mof</text:span>.</text:p>
      <text:p text:style-name="P38"/>
      <text:h text:style-name="P100" text:outline-level="3"><text:bookmark-start text:name="__RefHeading___Toc1782_3356084185"/><text:soft-page-break/>Generalized expression language<text:bookmark-end text:name="__RefHeading___Toc1782_3356084185"/></text:h>
      <text:p text:style-name="P77">The gel-xxx (Generalized Expression Language) su<text:span text:style-name="T52">b</text:span>projects define the concrete and abstract syntaxes of an expression langage.</text:p>
      <text:p text:style-name="P78">The gel-spec subproject builds the gel-api and gel-impl subprojects using the language module.</text:p>
      <text:p text:style-name="P78"/>
      <text:p text:style-name="P40">The <text:span text:style-name="T46">xlang-xxx (eXecutable LANGuage) subprojects define the abstract syntax of an execution langage (i.e. a kind of a programming langage) wich is a small subset of Alf (TODO).</text:span></text:p>
      <text:p text:style-name="P41">Actually the abstract syntax is defined in the xlang-spec subproject. The subproject uses the <text:span text:style-name="T49">specification</text:span> module to build an api (xlang-api subproject) and an implementation (xlang-impl subproject).</text:p>
      <text:p text:style-name="P41">When used, the xlang-builder registers its own factories for MofClass, PostCondition, PreCondition (TODO) and adds a visitor to the reader.</text:p>
      <text:p text:style-name="P41">The visitor is only interested in OCL constraints. <text:s/>For each constraint it creates one or mode statement sets and adds them to the contextual MofClass.</text:p>
      <text:p text:style-name="P41">The xlang-to-java subproject contains classes to generate Java methods from the Alf statement sets.</text:p>
      <text:h text:style-name="P101" text:outline-level="3"><text:bookmark-start text:name="__RefHeading___Toc1786_3356084185"/>Current work<text:bookmark-end text:name="__RefHeading___Toc1786_3356084185"/></text:h>
      <text:list xml:id="list2410110868" text:style-name="L22">
        <text:list-item>
          <text:p text:style-name="P169">Adding new templates and modules for Angular 5 and React.</text:p>
        </text:list-item>
        <text:list-item>
          <text:p text:style-name="P170">Generation of the meta-model of the 4.0 version by the current version</text:p>
        </text:list-item>
      </text:list>
      <text:h text:style-name="P102" text:outline-level="3"><text:bookmark-start text:name="__RefHeading___Toc1788_3356084185"/>Future work<text:bookmark-end text:name="__RefHeading___Toc1788_3356084185"/></text:h>
      <text:list xml:id="list3348902006" text:style-name="L23">
        <text:list-item>
          <text:p text:style-name="P172">Use of GEL in the configuration files</text:p>
        </text:list-item>
      </text:list>
      <text:list xml:id="list163235902072439" text:continue-list="list2410110868" text:style-name="L22">
        <text:list-item>
          <text:p text:style-name="P171">Creation of a mof<text:span text:style-name="T50">-</text:span>qvt bunch of projects (using the language module)</text:p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1.3cm" fo:margin-right="0cm" fo:margin-top="0.353cm" fo:margin-bottom="0.212cm" loext:contextual-spacing="false" fo:text-indent="0cm" style:auto-text-indent="false" style:writing-mode="page"/>
      <style:text-properties fo:font-size="120%" fo:font-weight="bold" officeooo:rsid="007b8fd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-0.6cm" fo:margin-right="0cm" fo:margin-top="0.801cm" fo:margin-bottom="0.499cm" loext:contextual-spacing="false" fo:text-indent="0cm" style:auto-text-indent="false" style:writing-mode="page"/>
      <style:text-properties fo:font-size="11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listing" style:family="paragraph" style:parent-style-name="Text_20_body">
      <loext:graphic-properties draw:fill="solid" draw:fill-color="#dddddd"/>
      <style:paragraph-properties fo:background-color="#dddddd" fo:padding="0.049cm" fo:border="0.06pt solid #000000" style:shadow="none" style:writing-mode="pag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31:50.896059000</meta:creation-date>
    <dc:date>2018-07-05T16:32:35.127408000</dc:date>
    <meta:editing-duration>P4DT3H57M4S</meta:editing-duration>
    <meta:editing-cycles>169</meta:editing-cycles>
    <meta:generator>LibreOffice/5.3.6.1$MacOSX_X86_64 LibreOffice_project/686f202eff87ef707079aeb7f485847613344eb7</meta:generator>
    <meta:document-statistic meta:table-count="0" meta:image-count="0" meta:object-count="0" meta:page-count="19" meta:paragraph-count="449" meta:word-count="4423" meta:character-count="26760" meta:non-whitespace-character-count="22864"/>
  </office:meta>
</office:document-meta>
</file>